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2010000005F000000A155F507F2DF389368.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F3000000ED60945644EA7CDF29.png" manifest:media-type="image/png"/>
  <manifest:file-entry manifest:full-path="Pictures/10000201000000CA00000070BD7097FD35B280D3.png" manifest:media-type="image/png"/>
  <manifest:file-entry manifest:full-path="Pictures/10000201000000B8000000B526E532E3CE31970E.png" manifest:media-type="image/png"/>
  <manifest:file-entry manifest:full-path="Pictures/10000201000000C90000005BD790C3A827A36C4F.png" manifest:media-type="image/png"/>
  <manifest:file-entry manifest:full-path="Pictures/10000201000000C80000005904C315A23608B195.png" manifest:media-type="image/png"/>
  <manifest:file-entry manifest:full-path="Pictures/10000201000000210000001BFD34705DA3CD0664.png" manifest:media-type="image/png"/>
  <manifest:file-entry manifest:full-path="Pictures/100002010000011500000072DB7DADA6BBA7DCF6.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02A0000002369B35881DC5C2FEC.png" manifest:media-type="image/png"/>
  <manifest:file-entry manifest:full-path="Pictures/100002010000013E0000011A56FA4F41290BC3E7.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190000007E37AF735497770635.png" manifest:media-type="image/png"/>
  <manifest:file-entry manifest:full-path="Pictures/10000201000000C600000049D6673127DD92A544.png" manifest:media-type="image/png"/>
  <manifest:file-entry manifest:full-path="Pictures/10000000000000FF00000067CDBC07E25DB7896B.jpg" manifest:media-type="image/jpeg"/>
  <manifest:file-entry manifest:full-path="Pictures/10000201000000E400000063B8D62A2AA807C0C1.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A0000015474BC29A6E1EFD66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1340000013BBDDF4F1F2BD3D560.png" manifest:media-type="image/png"/>
  <manifest:file-entry manifest:full-path="Pictures/100002010000012F000000575AF2C5492E1D9F13.png" manifest:media-type="image/png"/>
  <manifest:file-entry manifest:full-path="Pictures/100002010000008F00000092678DE0C3D22742FB.png" manifest:media-type="image/png"/>
  <manifest:file-entry manifest:full-path="Pictures/10000201000000C90000005A109ED008A39EEA43.png" manifest:media-type="image/png"/>
  <manifest:file-entry manifest:full-path="Pictures/100002010000012A0000009097933CC296B7B50F.png" manifest:media-type="image/png"/>
  <manifest:file-entry manifest:full-path="Pictures/10000201000000A3000000BF4C9FF400C9915261.png" manifest:media-type="image/png"/>
  <manifest:file-entry manifest:full-path="Pictures/10000201000000E8000000DFD81C6AC966A3FED1.png" manifest:media-type="image/png"/>
  <manifest:file-entry manifest:full-path="Pictures/1000020100000103000000BC342A83CDAE21CF02.png" manifest:media-type="image/png"/>
  <manifest:file-entry manifest:full-path="Pictures/10000201000000C5000000421C2933D6AA73A4D7.png" manifest:media-type="image/png"/>
  <manifest:file-entry manifest:full-path="Pictures/10000201000000C7000001644F82142ACF304DF6.png" manifest:media-type="image/png"/>
  <manifest:file-entry manifest:full-path="Pictures/10000201000000B8000000678F5C0516BAF97B56.png" manifest:media-type="image/png"/>
  <manifest:file-entry manifest:full-path="Pictures/10000201000000C80000007C8DBA91437F1184AD.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1080000010D959E9449F2F4B9CF.png" manifest:media-type="image/png"/>
  <manifest:file-entry manifest:full-path="Pictures/10000201000000C90000018E0C1874297A122ED7.png" manifest:media-type="image/png"/>
  <manifest:file-entry manifest:full-path="Pictures/10000201000000920000007BDEA4B0FF2A5D2CB9.png" manifest:media-type="image/png"/>
  <manifest:file-entry manifest:full-path="Pictures/10000201000000C50000018E0018B3EA2D70EBF9.png" manifest:media-type="image/png"/>
  <manifest:file-entry manifest:full-path="Pictures/10000201000000C90000018F589FC5522FC2F819.png" manifest:media-type="image/png"/>
  <manifest:file-entry manifest:full-path="Pictures/1000020100000118000001386727AA8CAAD6CD92.png" manifest:media-type="image/png"/>
  <manifest:file-entry manifest:full-path="Pictures/10000201000000C70000017A2C3E6F568513DAB5.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bafb5"/>
    </style:style>
    <style:style style:name="P3" style:family="paragraph" style:parent-style-name="Standard">
      <style:text-properties officeooo:rsid="026951f7" officeooo:paragraph-rsid="02cb2197"/>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Contents_20_7">
      <style:paragraph-properties>
        <style:tab-stops>
          <style:tab-stop style:position="16.006cm" style:type="right" style:leader-style="dotted" style:leader-text="."/>
        </style:tab-stops>
      </style:paragraph-properties>
    </style:style>
    <style:style style:name="P12" style:family="paragraph" style:parent-style-name="Horizontal_20_Line">
      <style:text-properties officeooo:paragraph-rsid="02b3dd99"/>
    </style:style>
    <style:style style:name="P13" style:family="paragraph" style:parent-style-name="Horizontal_20_Line">
      <style:text-properties officeooo:rsid="02b3da38" officeooo:paragraph-rsid="02b3dd99"/>
    </style:style>
    <style:style style:name="P14" style:family="paragraph" style:parent-style-name="Horizontal_20_Line">
      <style:text-properties officeooo:paragraph-rsid="02ba2938"/>
    </style:style>
    <style:style style:name="P15" style:family="paragraph" style:parent-style-name="Horizontal_20_Line">
      <style:text-properties officeooo:paragraph-rsid="02bbafb5"/>
    </style:style>
    <style:style style:name="P16" style:family="paragraph" style:parent-style-name="Horizontal_20_Line">
      <style:text-properties officeooo:paragraph-rsid="02bec5ec"/>
    </style:style>
    <style:style style:name="P17" style:family="paragraph" style:parent-style-name="Horizontal_20_Line">
      <style:text-properties officeooo:paragraph-rsid="02bf4226"/>
    </style:style>
    <style:style style:name="P18" style:family="paragraph" style:parent-style-name="Text_20_body">
      <style:text-properties officeooo:rsid="0037a347" officeooo:paragraph-rsid="02b3dd99"/>
    </style:style>
    <style:style style:name="P19" style:family="paragraph" style:parent-style-name="Text_20_body">
      <style:text-properties officeooo:rsid="0037a347" officeooo:paragraph-rsid="02b57279"/>
    </style:style>
    <style:style style:name="P20" style:family="paragraph" style:parent-style-name="Text_20_body">
      <style:text-properties officeooo:rsid="0037a347" officeooo:paragraph-rsid="02b5f13c"/>
    </style:style>
    <style:style style:name="P21" style:family="paragraph" style:parent-style-name="Text_20_body">
      <style:text-properties officeooo:paragraph-rsid="02b3dd99"/>
    </style:style>
    <style:style style:name="P22" style:family="paragraph" style:parent-style-name="Text_20_body">
      <style:text-properties officeooo:rsid="02b3dd99" officeooo:paragraph-rsid="02b3dd99"/>
    </style:style>
    <style:style style:name="P23" style:family="paragraph" style:parent-style-name="Text_20_body">
      <style:text-properties officeooo:rsid="02b3dd99" officeooo:paragraph-rsid="02b57279"/>
    </style:style>
    <style:style style:name="P24" style:family="paragraph" style:parent-style-name="Text_20_body">
      <style:text-properties officeooo:rsid="02b3dd99" officeooo:paragraph-rsid="02b83592"/>
    </style:style>
    <style:style style:name="P25" style:family="paragraph" style:parent-style-name="Text_20_body">
      <style:text-properties officeooo:rsid="02b3dd99" officeooo:paragraph-rsid="02b859b0"/>
    </style:style>
    <style:style style:name="P26" style:family="paragraph" style:parent-style-name="Text_20_body">
      <style:text-properties officeooo:rsid="02b3dd99" officeooo:paragraph-rsid="02bffd8f"/>
    </style:style>
    <style:style style:name="P27" style:family="paragraph" style:parent-style-name="Text_20_body">
      <style:text-properties officeooo:rsid="02b3dd99" officeooo:paragraph-rsid="02c10280"/>
    </style:style>
    <style:style style:name="P28" style:family="paragraph" style:parent-style-name="Text_20_body">
      <style:text-properties officeooo:rsid="02b3da38" officeooo:paragraph-rsid="02b3da38"/>
    </style:style>
    <style:style style:name="P29" style:family="paragraph" style:parent-style-name="Text_20_body">
      <style:text-properties officeooo:rsid="02b3da38" officeooo:paragraph-rsid="02b57279"/>
    </style:style>
    <style:style style:name="P30" style:family="paragraph" style:parent-style-name="Text_20_body">
      <style:text-properties officeooo:paragraph-rsid="02b57279"/>
    </style:style>
    <style:style style:name="P31" style:family="paragraph" style:parent-style-name="Text_20_body">
      <style:text-properties officeooo:rsid="02b585b5" officeooo:paragraph-rsid="02b585b5"/>
    </style:style>
    <style:style style:name="P32" style:family="paragraph" style:parent-style-name="Text_20_body">
      <style:text-properties officeooo:rsid="02b585b5" officeooo:paragraph-rsid="02b5f13c"/>
    </style:style>
    <style:style style:name="P33" style:family="paragraph" style:parent-style-name="Text_20_body">
      <style:text-properties officeooo:rsid="02b5f13c" officeooo:paragraph-rsid="02b5f13c"/>
    </style:style>
    <style:style style:name="P34" style:family="paragraph" style:parent-style-name="Text_20_body">
      <style:text-properties officeooo:rsid="02b68bd6"/>
    </style:style>
    <style:style style:name="P35" style:family="paragraph" style:parent-style-name="Text_20_body">
      <style:text-properties officeooo:rsid="02b68bd6" officeooo:paragraph-rsid="02b68bd6"/>
    </style:style>
    <style:style style:name="P36" style:family="paragraph" style:parent-style-name="Text_20_body">
      <style:text-properties officeooo:rsid="02b68bd6" officeooo:paragraph-rsid="02b69ba6"/>
    </style:style>
    <style:style style:name="P37" style:family="paragraph" style:parent-style-name="Text_20_body">
      <style:text-properties officeooo:rsid="02b7cc88" officeooo:paragraph-rsid="02b7cc88"/>
    </style:style>
    <style:style style:name="P38" style:family="paragraph" style:parent-style-name="Text_20_body">
      <style:text-properties officeooo:rsid="02b83592" officeooo:paragraph-rsid="02b83592"/>
    </style:style>
    <style:style style:name="P39" style:family="paragraph" style:parent-style-name="Text_20_body">
      <style:text-properties officeooo:rsid="02b83592" officeooo:paragraph-rsid="02b859b0"/>
    </style:style>
    <style:style style:name="P40" style:family="paragraph" style:parent-style-name="Text_20_body">
      <style:text-properties officeooo:rsid="02b83592" officeooo:paragraph-rsid="02bffd8f"/>
    </style:style>
    <style:style style:name="P41" style:family="paragraph" style:parent-style-name="Text_20_body">
      <style:text-properties officeooo:paragraph-rsid="02b83592"/>
    </style:style>
    <style:style style:name="P42" style:family="paragraph" style:parent-style-name="Text_20_body">
      <style:text-properties officeooo:paragraph-rsid="02b859b0"/>
    </style:style>
    <style:style style:name="P43" style:family="paragraph" style:parent-style-name="Text_20_body">
      <style:text-properties officeooo:paragraph-rsid="02ba2938"/>
    </style:style>
    <style:style style:name="P44" style:family="paragraph" style:parent-style-name="Text_20_body">
      <style:text-properties officeooo:rsid="02ba2938"/>
    </style:style>
    <style:style style:name="P45" style:family="paragraph" style:parent-style-name="Text_20_body">
      <style:text-properties officeooo:paragraph-rsid="02bbafb5"/>
    </style:style>
    <style:style style:name="P46" style:family="paragraph" style:parent-style-name="Text_20_body">
      <style:text-properties officeooo:rsid="02bbafb5" officeooo:paragraph-rsid="02bbafb5"/>
    </style:style>
    <style:style style:name="P47" style:family="paragraph" style:parent-style-name="Text_20_body">
      <style:text-properties officeooo:rsid="02bd98b7" officeooo:paragraph-rsid="02bd98b7"/>
    </style:style>
    <style:style style:name="P48" style:family="paragraph" style:parent-style-name="Text_20_body">
      <style:text-properties officeooo:paragraph-rsid="02bec5ec"/>
    </style:style>
    <style:style style:name="P49" style:family="paragraph" style:parent-style-name="Text_20_body">
      <style:text-properties officeooo:rsid="02bec5ec" officeooo:paragraph-rsid="02bec5ec"/>
    </style:style>
    <style:style style:name="P50" style:family="paragraph" style:parent-style-name="Text_20_body">
      <style:text-properties officeooo:paragraph-rsid="02bf4226"/>
    </style:style>
    <style:style style:name="P51" style:family="paragraph" style:parent-style-name="Text_20_body">
      <style:text-properties officeooo:rsid="02bffd8f" officeooo:paragraph-rsid="02bffd8f"/>
    </style:style>
    <style:style style:name="P52" style:family="paragraph" style:parent-style-name="Text_20_body">
      <style:text-properties officeooo:rsid="02bffd8f" officeooo:paragraph-rsid="02c10280"/>
    </style:style>
    <style:style style:name="P53" style:family="paragraph" style:parent-style-name="Text_20_body">
      <style:text-properties officeooo:rsid="02bffd8f" officeooo:paragraph-rsid="02c4a768"/>
    </style:style>
    <style:style style:name="P54" style:family="paragraph" style:parent-style-name="Text_20_body">
      <style:text-properties officeooo:rsid="02bffd8f" officeooo:paragraph-rsid="02c5d1ac"/>
    </style:style>
    <style:style style:name="P55" style:family="paragraph" style:parent-style-name="Text_20_body">
      <style:text-properties officeooo:paragraph-rsid="02c4a768"/>
    </style:style>
    <style:style style:name="P56" style:family="paragraph" style:parent-style-name="Text_20_body">
      <style:text-properties officeooo:paragraph-rsid="02c5d1ac"/>
    </style:style>
    <style:style style:name="P57" style:family="paragraph" style:parent-style-name="Text_20_body">
      <style:text-properties officeooo:rsid="02c5f058" officeooo:paragraph-rsid="02c5f058"/>
    </style:style>
    <style:style style:name="P58" style:family="paragraph" style:parent-style-name="Text_20_body">
      <style:text-properties officeooo:rsid="02c5f058" officeooo:paragraph-rsid="02c79fbe"/>
    </style:style>
    <style:style style:name="P59" style:family="paragraph" style:parent-style-name="Text_20_body">
      <style:text-properties officeooo:rsid="02cb2197" officeooo:paragraph-rsid="02cb2197"/>
    </style:style>
    <style:style style:name="P60" style:family="paragraph" style:parent-style-name="Heading_20_4">
      <style:text-properties officeooo:paragraph-rsid="02b57279"/>
    </style:style>
    <style:style style:name="P61" style:family="paragraph" style:parent-style-name="Heading_20_4">
      <style:text-properties officeooo:paragraph-rsid="02bec5ec"/>
    </style:style>
    <style:style style:name="P62" style:family="paragraph" style:parent-style-name="Heading_20_4">
      <style:text-properties officeooo:paragraph-rsid="02bf4226"/>
    </style:style>
    <style:style style:name="P63" style:family="paragraph" style:parent-style-name="Heading_20_4">
      <style:text-properties officeooo:rsid="02b68bd6"/>
    </style:style>
    <style:style style:name="P64"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2cb2197"/>
    </style:style>
    <style:style style:name="P66" style:family="paragraph" style:parent-style-name="Text_20_body">
      <style:paragraph-properties fo:margin-top="0cm" fo:margin-bottom="0cm" style:contextual-spacing="false"/>
      <style:text-properties officeooo:paragraph-rsid="02cb2197"/>
    </style:style>
    <style:style style:name="P67" style:family="paragraph" style:parent-style-name="Standard">
      <style:paragraph-properties fo:break-before="page"/>
      <style:text-properties officeooo:rsid="026951f7" officeooo:paragraph-rsid="02714896"/>
    </style:style>
    <style:style style:name="P68"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0" style:family="paragraph" style:parent-style-name="Heading_20_2">
      <style:text-properties officeooo:paragraph-rsid="02ba2938"/>
    </style:style>
    <style:style style:name="P71" style:family="paragraph" style:parent-style-name="Heading_20_2">
      <style:text-properties officeooo:paragraph-rsid="02bf4226"/>
    </style:style>
    <style:style style:name="P72" style:family="paragraph" style:parent-style-name="Heading_20_3">
      <style:text-properties officeooo:paragraph-rsid="02b68bd6"/>
    </style:style>
    <style:style style:name="P73" style:family="paragraph" style:parent-style-name="Heading_20_3">
      <style:text-properties officeooo:paragraph-rsid="02b69ba6"/>
    </style:style>
    <style:style style:name="P74" style:family="paragraph" style:parent-style-name="Heading_20_3">
      <style:text-properties officeooo:paragraph-rsid="02bec5ec"/>
    </style:style>
    <style:style style:name="P75" style:family="paragraph" style:parent-style-name="Heading_20_5">
      <style:text-properties officeooo:rsid="02cbc889"/>
    </style:style>
    <style:style style:name="P76" style:family="paragraph" style:parent-style-name="Heading_20_5">
      <style:text-properties officeooo:paragraph-rsid="02bf4226"/>
    </style:style>
    <style:style style:name="P77" style:family="paragraph" style:parent-style-name="Heading_20_5">
      <style:text-properties officeooo:paragraph-rsid="02b57279"/>
    </style:style>
    <style:style style:name="P78" style:family="paragraph" style:parent-style-name="Heading_20_6">
      <style:text-properties officeooo:paragraph-rsid="02bffd8f"/>
    </style:style>
    <style:style style:name="P79" style:family="paragraph" style:parent-style-name="Heading_20_6">
      <style:text-properties officeooo:rsid="02c4a768" officeooo:paragraph-rsid="02c4a768"/>
    </style:style>
    <style:style style:name="P80" style:family="paragraph" style:parent-style-name="Heading_20_6">
      <style:text-properties officeooo:rsid="02c4a768" officeooo:paragraph-rsid="02c5d1ac"/>
    </style:style>
    <style:style style:name="P81" style:family="paragraph" style:parent-style-name="Heading_20_6">
      <style:text-properties officeooo:paragraph-rsid="02b57279"/>
    </style:style>
    <style:style style:name="P82" style:family="paragraph" style:parent-style-name="Heading_20_6">
      <style:text-properties officeooo:paragraph-rsid="02b83592"/>
    </style:style>
    <style:style style:name="P83" style:family="paragraph" style:parent-style-name="Heading_20_6">
      <style:text-properties officeooo:paragraph-rsid="02c5f058"/>
    </style:style>
    <style:style style:name="P84" style:family="paragraph" style:parent-style-name="Heading_20_6">
      <style:text-properties officeooo:paragraph-rsid="02c4a768"/>
    </style:style>
    <style:style style:name="P85" style:family="paragraph" style:parent-style-name="Heading_20_6">
      <style:text-properties officeooo:paragraph-rsid="02c10280"/>
    </style:style>
    <style:style style:name="P86" style:family="paragraph" style:parent-style-name="Heading_20_6">
      <style:text-properties officeooo:paragraph-rsid="02b5f13c"/>
    </style:style>
    <style:style style:name="P87" style:family="paragraph" style:parent-style-name="Heading_20_6">
      <style:text-properties officeooo:paragraph-rsid="02c5d1ac"/>
    </style:style>
    <style:style style:name="P88" style:family="paragraph" style:parent-style-name="Heading_20_6">
      <style:text-properties officeooo:paragraph-rsid="02b859b0"/>
    </style:style>
    <style:style style:name="P89" style:family="paragraph" style:parent-style-name="Heading_20_6">
      <style:text-properties officeooo:paragraph-rsid="02c79fbe"/>
    </style:style>
    <style:style style:name="P90" style:family="paragraph" style:parent-style-name="Heading_20_7">
      <style:text-properties officeooo:paragraph-rsid="02c4a768"/>
    </style:style>
    <style:style style:name="P91" style:family="paragraph" style:parent-style-name="Heading_20_7">
      <style:text-properties officeooo:paragraph-rsid="02b57279"/>
    </style:style>
    <style:style style:name="P92" style:family="paragraph" style:parent-style-name="Heading_20_7">
      <style:text-properties officeooo:paragraph-rsid="02c5d1ac"/>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fo:font-size="10pt" officeooo:rsid="02cd814c" style:font-size-asian="10pt" style:font-size-complex="10pt"/>
    </style:style>
    <style:style style:name="T5" style:family="text">
      <style:text-properties officeooo:rsid="02a51342"/>
    </style:style>
    <style:style style:name="T6" style:family="text">
      <style:text-properties officeooo:rsid="00526d1a"/>
    </style:style>
    <style:style style:name="T7" style:family="text">
      <style:text-properties fo:font-weight="bold" style:font-weight-asian="bold" style:font-weight-complex="bold"/>
    </style:style>
    <style:style style:name="T8" style:family="text">
      <style:text-properties fo:font-weight="bold" officeooo:rsid="0037a347" style:font-weight-asian="bold" style:font-weight-complex="bold"/>
    </style:style>
    <style:style style:name="T9" style:family="text">
      <style:text-properties fo:font-weight="bold" officeooo:rsid="003ee7f2" style:font-weight-asian="bold" style:font-weight-complex="bold"/>
    </style:style>
    <style:style style:name="T10" style:family="text">
      <style:text-properties fo:font-weight="bold" officeooo:rsid="00452c81" style:font-weight-asian="bold" style:font-weight-complex="bold"/>
    </style:style>
    <style:style style:name="T11" style:family="text">
      <style:text-properties fo:font-weight="bold" officeooo:rsid="00434ec1" style:font-weight-asian="bold" style:font-weight-complex="bold"/>
    </style:style>
    <style:style style:name="T12" style:family="text">
      <style:text-properties fo:font-weight="bold" officeooo:rsid="0040c814" style:font-weight-asian="bold" style:font-weight-complex="bold"/>
    </style:style>
    <style:style style:name="T13" style:family="text">
      <style:text-properties fo:font-weight="bold" officeooo:rsid="0041d1bd" style:font-weight-asian="bold" style:font-weight-complex="bold"/>
    </style:style>
    <style:style style:name="T14" style:family="text">
      <style:text-properties officeooo:rsid="026ae5ed"/>
    </style:style>
    <style:style style:name="T15" style:family="text">
      <style:text-properties officeooo:rsid="0037a347"/>
    </style:style>
    <style:style style:name="T16" style:family="text">
      <style:text-properties officeooo:rsid="003ee7f2"/>
    </style:style>
    <style:style style:name="T17" style:family="text">
      <style:text-properties officeooo:rsid="00434ec1"/>
    </style:style>
    <style:style style:name="T18" style:family="text">
      <style:text-properties fo:font-weight="normal" style:font-weight-asian="normal" style:font-weight-complex="normal"/>
    </style:style>
    <style:style style:name="T19" style:family="text">
      <style:text-properties officeooo:rsid="00452c81"/>
    </style:style>
    <style:style style:name="T20" style:family="text">
      <style:text-properties officeooo:rsid="004612e2"/>
    </style:style>
    <style:style style:name="T21" style:family="text">
      <style:text-properties officeooo:rsid="02b3dd99"/>
    </style:style>
    <style:style style:name="T22" style:family="text">
      <style:text-properties officeooo:rsid="0040c814"/>
    </style:style>
    <style:style style:name="T23" style:family="text">
      <style:text-properties officeooo:rsid="0041d1bd"/>
    </style:style>
    <style:style style:name="T24" style:family="text">
      <style:text-properties officeooo:rsid="02b68bd6"/>
    </style:style>
    <style:style style:name="T25" style:family="text">
      <style:text-properties officeooo:rsid="02b8ae9e"/>
    </style:style>
    <style:style style:name="T26" style:family="text">
      <style:text-properties officeooo:rsid="02ba2938"/>
    </style:style>
    <style:style style:name="T27" style:family="text">
      <style:text-properties officeooo:rsid="02bbafb5"/>
    </style:style>
    <style:style style:name="T28" style:family="text">
      <style:text-properties officeooo:rsid="02bd98b7"/>
    </style:style>
    <style:style style:name="T29" style:family="text">
      <style:text-properties officeooo:rsid="02bec5ec"/>
    </style:style>
    <style:style style:name="T30" style:family="text">
      <style:text-properties officeooo:rsid="02bf4226"/>
    </style:style>
    <style:style style:name="T31" style:family="text">
      <style:text-properties officeooo:rsid="02bffd8f"/>
    </style:style>
    <style:style style:name="T32" style:family="text">
      <style:text-properties officeooo:rsid="02c4a768"/>
    </style:style>
    <style:style style:name="T33" style:family="text">
      <style:text-properties officeooo:rsid="02cbc889"/>
    </style:style>
    <style:style style:name="T34" style:family="text">
      <style:text-properties officeooo:rsid="02cd814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8" draw:name="Bild89" text:anchor-type="char" svg:width="0.831cm" svg:height="0.831cm" draw:z-index="133"><draw:image xlink:href="Pictures/1000020100000080000000800F3254CFE33124B2.png" xlink:type="simple" xlink:show="embed" xlink:actuate="onLoad" draw:mime-type="image/png"/></draw:frame></text:p>
          </table:table-cell>
          <table:table-cell table:style-name="Tabelle10.B1" office:value-type="string">
            <text:p text:style-name="P65"><text:s/>7.2.1 Editors - 3D View<text:span text:style-name="T34">port</text:span> - Tool Shelf - Objec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5"><text:a xlink:type="simple" xlink:href="#__RefHeading___Toc3095_2096997337" text:style-name="Index_20_Link" text:visited-style-name="Index_20_Link">Cursor<text:tab/>8</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6"><text:a xlink:type="simple" xlink:href="#__RefHeading___Toc567_3545106889" text:style-name="Index_20_Link" text:visited-style-name="Index_20_Link">Rotate<text:tab/>11</text:a></text:p>
          <text:p text:style-name="P6"><text:a xlink:type="simple" xlink:href="#__RefHeading___Toc1081_1258724142" text:style-name="Index_20_Link" text:visited-style-name="Index_20_Link">Scale Tools Group<text:tab/>13</text:a></text:p>
          <text:p text:style-name="P6"><text:a xlink:type="simple" xlink:href="#__RefHeading___Toc1069_3429713044" text:style-name="Index_20_Link" text:visited-style-name="Index_20_Link">Transform<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9</text:a></text:p>
          <text:p text:style-name="P6"><text:a xlink:type="simple" xlink:href="#__RefHeading___Toc5251_529261320" text:style-name="Index_20_Link" text:visited-style-name="Index_20_Link">Annotate Line<text:tab/>20</text:a></text:p>
          <text:p text:style-name="P6"><text:a xlink:type="simple" xlink:href="#__RefHeading___Toc5253_529261320" text:style-name="Index_20_Link" text:visited-style-name="Index_20_Link">Annotate Polygon<text:tab/>21</text:a></text:p>
          <text:p text:style-name="P6"><text:a xlink:type="simple" xlink:href="#__RefHeading___Toc5281_529261320" text:style-name="Index_20_Link" text:visited-style-name="Index_20_Link">Annotate Eraser<text:tab/>23</text:a></text:p>
          <text:p text:style-name="P5"><text:a xlink:type="simple" xlink:href="#__RefHeading___Toc3105_3447234814" text:style-name="Index_20_Link" text:visited-style-name="Index_20_Link">Measure<text:tab/>23</text:a></text:p>
          <text:p text:style-name="P5"><text:a xlink:type="simple" xlink:href="#__RefHeading___Toc3107_3447234814" text:style-name="Index_20_Link" text:visited-style-name="Index_20_Link">Primitives Add tools group<text:tab/>23</text:a></text:p>
        </text:index-body>
      </text:table-of-content>
      <text:p text:style-name="P3"/>
      <table:table table:name="Tabelle2" table:style-name="Tabelle2">
        <table:table-column table:style-name="Tabelle2.A"/>
        <table:table-row table:style-name="TableLine1567058857104">
          <table:table-cell table:style-name="Tabelle2.A1" office:value-type="string">
            <text:h text:style-name="P68" text:outline-level="1"><text:bookmark-start text:name="__RefHeading___Toc5205_529261320"/>D<text:span text:style-name="T5">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5205_529261320" text:style-name="Index_20_Link" text:visited-style-name="Index_20_Link">Detailed table of content<text:tab/>1</text:a></text:p>
          <text:p text:style-name="P5"><text:a xlink:type="simple" xlink:href="#__RefHeading___Toc1635_3986918938" text:style-name="Index_20_Link" text:visited-style-name="Index_20_Link">Tool Shelf - Object Mode<text:tab/>7</text:a></text:p>
          <text:p text:style-name="P5"><text:a xlink:type="simple" xlink:href="#__RefHeading___Toc3093_2096997337" text:style-name="Index_20_Link" text:visited-style-name="Index_20_Link">Select Tools Group<text:tab/>7</text:a></text:p>
          <text:p text:style-name="P7"><text:a xlink:type="simple" xlink:href="#__RefHeading___Toc1919_3254032664" text:style-name="Index_20_Link" text:visited-style-name="Index_20_Link">Tweak<text:tab/>7</text:a></text:p>
          <text:p text:style-name="P7"><text:a xlink:type="simple" xlink:href="#__RefHeading___Toc163_1895151578" text:style-name="Index_20_Link" text:visited-style-name="Index_20_Link">Select Box<text:tab/>7</text:a></text:p>
          <text:p text:style-name="P8"><text:a xlink:type="simple" xlink:href="#__RefHeading___Toc165_1895151578" text:style-name="Index_20_Link" text:visited-style-name="Index_20_Link">Tool Settings<text:tab/>7</text:a></text:p>
          <text:p text:style-name="P9"><text:a xlink:type="simple" xlink:href="#__RefHeading___Toc507_3545106889" text:style-name="Index_20_Link" text:visited-style-name="Index_20_Link">Mode<text:tab/>7</text:a></text:p>
          <text:p text:style-name="P10"><text:a xlink:type="simple" xlink:href="#__RefHeading___Toc509_3545106889" text:style-name="Index_20_Link" text:visited-style-name="Index_20_Link">Set a new selection<text:tab/>7</text:a></text:p>
          <text:p text:style-name="P10"><text:a xlink:type="simple" xlink:href="#__RefHeading___Toc511_3545106889" text:style-name="Index_20_Link" text:visited-style-name="Index_20_Link">Extend existing selection<text:tab/>7</text:a></text:p>
          <text:p text:style-name="P10"><text:a xlink:type="simple" xlink:href="#__RefHeading___Toc513_3545106889" text:style-name="Index_20_Link" text:visited-style-name="Index_20_Link">Subtract existing selection<text:tab/>7</text:a></text:p>
          <text:p text:style-name="P10"><text:a xlink:type="simple" xlink:href="#__RefHeading___Toc515_3545106889" text:style-name="Index_20_Link" text:visited-style-name="Index_20_Link">Inverts existing selection<text:tab/>7</text:a></text:p>
          <text:p text:style-name="P10"><text:a xlink:type="simple" xlink:href="#__RefHeading___Toc517_3545106889" text:style-name="Index_20_Link" text:visited-style-name="Index_20_Link">Intersect existing selection<text:tab/>7</text:a></text:p>
          <text:p text:style-name="P7"><text:a xlink:type="simple" xlink:href="#__RefHeading___Toc167_1895151578" text:style-name="Index_20_Link" text:visited-style-name="Index_20_Link">Select Circle<text:tab/>8</text:a></text:p>
          <text:p text:style-name="P8"><text:a xlink:type="simple" xlink:href="#__RefHeading___Toc519_3545106889" text:style-name="Index_20_Link" text:visited-style-name="Index_20_Link">Tool Settings<text:tab/>8</text:a></text:p>
          <text:p text:style-name="P9"><text:a xlink:type="simple" xlink:href="#__RefHeading___Toc521_3545106889" text:style-name="Index_20_Link" text:visited-style-name="Index_20_Link">Mode<text:tab/>8</text:a></text:p>
          <text:p text:style-name="P10"><text:a xlink:type="simple" xlink:href="#__RefHeading___Toc523_3545106889" text:style-name="Index_20_Link" text:visited-style-name="Index_20_Link">Set a new selection<text:tab/>8</text:a></text:p>
          <text:p text:style-name="P10"><text:a xlink:type="simple" xlink:href="#__RefHeading___Toc525_3545106889" text:style-name="Index_20_Link" text:visited-style-name="Index_20_Link">Extend existing selection<text:tab/>8</text:a></text:p>
          <text:p text:style-name="P10"><text:a xlink:type="simple" xlink:href="#__RefHeading___Toc527_3545106889" text:style-name="Index_20_Link" text:visited-style-name="Index_20_Link">Subtract existing selection<text:tab/>8</text:a></text:p>
          <text:p text:style-name="P9"><text:a xlink:type="simple" xlink:href="#__RefHeading___Toc529_3545106889" text:style-name="Index_20_Link" text:visited-style-name="Index_20_Link">Radius<text:tab/>8</text:a></text:p>
          <text:p text:style-name="P7"><text:a xlink:type="simple" xlink:href="#__RefHeading___Toc169_1895151578" text:style-name="Index_20_Link" text:visited-style-name="Index_20_Link">Select Lasso<text:tab/>8</text:a></text:p>
          <text:p text:style-name="P8"><text:a xlink:type="simple" xlink:href="#__RefHeading___Toc531_3545106889" text:style-name="Index_20_Link" text:visited-style-name="Index_20_Link">Tool Settings<text:tab/>8</text:a></text:p>
          <text:p text:style-name="P9"><text:a xlink:type="simple" xlink:href="#__RefHeading___Toc533_3545106889" text:style-name="Index_20_Link" text:visited-style-name="Index_20_Link">Mode<text:tab/>8</text:a></text:p>
          <text:p text:style-name="P10"><text:a xlink:type="simple" xlink:href="#__RefHeading___Toc535_3545106889" text:style-name="Index_20_Link" text:visited-style-name="Index_20_Link">Set a new selection<text:tab/>8</text:a></text:p>
          <text:p text:style-name="P10"><text:a xlink:type="simple" xlink:href="#__RefHeading___Toc537_3545106889" text:style-name="Index_20_Link" text:visited-style-name="Index_20_Link">Extend existing selection<text:tab/>8</text:a></text:p>
          <text:p text:style-name="P10"><text:a xlink:type="simple" xlink:href="#__RefHeading___Toc539_3545106889" text:style-name="Index_20_Link" text:visited-style-name="Index_20_Link">Subtract existing selection<text:tab/>8</text:a></text:p>
          <text:p text:style-name="P10"><text:soft-page-break/><text:a xlink:type="simple" xlink:href="#__RefHeading___Toc541_3545106889" text:style-name="Index_20_Link" text:visited-style-name="Index_20_Link">Inverts existing selection<text:tab/>8</text:a></text:p>
          <text:p text:style-name="P10"><text:a xlink:type="simple" xlink:href="#__RefHeading___Toc543_3545106889" text:style-name="Index_20_Link" text:visited-style-name="Index_20_Link">Intersect existing selection<text:tab/>8</text:a></text:p>
          <text:p text:style-name="P5"><text:a xlink:type="simple" xlink:href="#__RefHeading___Toc3095_2096997337" text:style-name="Index_20_Link" text:visited-style-name="Index_20_Link">Cursor<text:tab/>8</text:a></text:p>
          <text:p text:style-name="P8"><text:a xlink:type="simple" xlink:href="#__RefHeading___Toc547_3545106889" text:style-name="Index_20_Link" text:visited-style-name="Index_20_Link">Tool Settings<text:tab/>9</text:a></text:p>
          <text:p text:style-name="P9"><text:a xlink:type="simple" xlink:href="#__RefHeading___Toc549_3545106889" text:style-name="Index_20_Link" text:visited-style-name="Index_20_Link">Surface Project<text:tab/>9</text:a></text:p>
          <text:p text:style-name="P9"><text:a xlink:type="simple" xlink:href="#__RefHeading___Toc551_3545106889" text:style-name="Index_20_Link" text:visited-style-name="Index_20_Link">Orientation<text:tab/>9</text:a></text:p>
          <text:p text:style-name="P5"><text:a xlink:type="simple" xlink:href="#__RefHeading___Toc3097_2096997337" text:style-name="Index_20_Link" text:visited-style-name="Index_20_Link">Move Rotate Scale Transform<text:tab/>9</text:a></text:p>
          <text:p text:style-name="P6"><text:a xlink:type="simple" xlink:href="#__RefHeading___Toc553_3545106889" text:style-name="Index_20_Link" text:visited-style-name="Index_20_Link">Move<text:tab/>9</text:a></text:p>
          <text:p text:style-name="P7"><text:a xlink:type="simple" xlink:href="#__RefHeading___Toc5207_529261320" text:style-name="Index_20_Link" text:visited-style-name="Index_20_Link">Snapping<text:tab/>9</text:a></text:p>
          <text:p text:style-name="P8"><text:a xlink:type="simple" xlink:href="#__RefHeading___Toc5209_529261320" text:style-name="Index_20_Link" text:visited-style-name="Index_20_Link">Precision movement<text:tab/>9</text:a></text:p>
          <text:p text:style-name="P7"><text:a xlink:type="simple" xlink:href="#__RefHeading___Toc5211_529261320" text:style-name="Index_20_Link" text:visited-style-name="Index_20_Link">Header Values<text:tab/>9</text:a></text:p>
          <text:p text:style-name="P7"><text:a xlink:type="simple" xlink:href="#__RefHeading___Toc2752_1040750766" text:style-name="Index_20_Link" text:visited-style-name="Index_20_Link">Numerical Input<text:tab/>10</text:a></text:p>
          <text:p text:style-name="P7"><text:a xlink:type="simple" xlink:href="#__RefHeading___Toc5213_529261320" text:style-name="Index_20_Link" text:visited-style-name="Index_20_Link">Move without widget<text:tab/>10</text:a></text:p>
          <text:p text:style-name="P8"><text:a xlink:type="simple" xlink:href="#__RefHeading___Toc5215_529261320" text:style-name="Index_20_Link" text:visited-style-name="Index_20_Link">Limit Axis<text:tab/>10</text:a></text:p>
          <text:p text:style-name="P7"><text:a xlink:type="simple" xlink:href="#__RefHeading___Toc555_3545106889" text:style-name="Index_20_Link" text:visited-style-name="Index_20_Link">Tool Settings<text:tab/>10</text:a></text:p>
          <text:p text:style-name="P8"><text:a xlink:type="simple" xlink:href="#__RefHeading___Toc559_3545106889" text:style-name="Index_20_Link" text:visited-style-name="Index_20_Link">Orientation<text:tab/>10</text:a></text:p>
          <text:p text:style-name="P7"><text:a xlink:type="simple" xlink:href="#__RefHeading___Toc561_3545106889" text:style-name="Index_20_Link" text:visited-style-name="Index_20_Link">Last Operator Move<text:tab/>10</text:a></text:p>
          <text:p text:style-name="P8"><text:a xlink:type="simple" xlink:href="#__RefHeading___Toc17263_1184479374" text:style-name="Index_20_Link" text:visited-style-name="Index_20_Link">Move X, Y Z<text:tab/>10</text:a></text:p>
          <text:p text:style-name="P8"><text:a xlink:type="simple" xlink:href="#__RefHeading___Toc563_3545106889" text:style-name="Index_20_Link" text:visited-style-name="Index_20_Link">Orientation<text:tab/>11</text:a></text:p>
          <text:p text:style-name="P8"><text:a xlink:type="simple" xlink:href="#__RefHeading___Toc565_3545106889" text:style-name="Index_20_Link" text:visited-style-name="Index_20_Link">Proportional editing<text:tab/>11</text:a></text:p>
          <text:p text:style-name="P9"><text:a xlink:type="simple" xlink:href="#__RefHeading___Toc1579_1763346469" text:style-name="Index_20_Link" text:visited-style-name="Index_20_Link">Proportional Falloff<text:tab/>11</text:a></text:p>
          <text:p text:style-name="P9"><text:a xlink:type="simple" xlink:href="#__RefHeading___Toc1545_1502043747" text:style-name="Index_20_Link" text:visited-style-name="Index_20_Link">Proportional Size<text:tab/>11</text:a></text:p>
          <text:p text:style-name="P9"><text:a xlink:type="simple" xlink:href="#__RefHeading___Toc1581_1763346469" text:style-name="Index_20_Link" text:visited-style-name="Index_20_Link">Connected<text:tab/>11</text:a></text:p>
          <text:p text:style-name="P9"><text:a xlink:type="simple" xlink:href="#__RefHeading___Toc1583_1763346469" text:style-name="Index_20_Link" text:visited-style-name="Index_20_Link">Projected(2D)<text:tab/>11</text:a></text:p>
          <text:p text:style-name="P6"><text:a xlink:type="simple" xlink:href="#__RefHeading___Toc567_3545106889" text:style-name="Index_20_Link" text:visited-style-name="Index_20_Link">Rotate<text:tab/>11</text:a></text:p>
          <text:p text:style-name="P7"><text:a xlink:type="simple" xlink:href="#__RefHeading___Toc5217_529261320" text:style-name="Index_20_Link" text:visited-style-name="Index_20_Link">Snapping<text:tab/>11</text:a></text:p>
          <text:p text:style-name="P7"><text:a xlink:type="simple" xlink:href="#__RefHeading___Toc5219_529261320" text:style-name="Index_20_Link" text:visited-style-name="Index_20_Link">Precision rotation<text:tab/>12</text:a></text:p>
          <text:p text:style-name="P7"><text:a xlink:type="simple" xlink:href="#__RefHeading___Toc5221_529261320" text:style-name="Index_20_Link" text:visited-style-name="Index_20_Link">Header Values<text:tab/>12</text:a></text:p>
          <text:p text:style-name="P7"><text:a xlink:type="simple" xlink:href="#__RefHeading___Toc2754_1040750766" text:style-name="Index_20_Link" text:visited-style-name="Index_20_Link">Numerical Input<text:tab/>12</text:a></text:p>
          <text:p text:style-name="P7"><text:a xlink:type="simple" xlink:href="#__RefHeading___Toc5223_529261320" text:style-name="Index_20_Link" text:visited-style-name="Index_20_Link">Rotate without widget<text:tab/>12</text:a></text:p>
          <text:p text:style-name="P8"><text:a xlink:type="simple" xlink:href="#__RefHeading___Toc5225_529261320" text:style-name="Index_20_Link" text:visited-style-name="Index_20_Link">Limit Axis<text:tab/>12</text:a></text:p>
          <text:p text:style-name="P8"><text:a xlink:type="simple" xlink:href="#__RefHeading___Toc569_3545106889" text:style-name="Index_20_Link" text:visited-style-name="Index_20_Link">Tool Settings<text:tab/>12</text:a></text:p>
          <text:p text:style-name="P7"><text:a xlink:type="simple" xlink:href="#__RefHeading___Toc573_3545106889" text:style-name="Index_20_Link" text:visited-style-name="Index_20_Link">Orientation<text:tab/>12</text:a></text:p>
          <text:p text:style-name="P7"><text:a xlink:type="simple" xlink:href="#__RefHeading___Toc575_3545106889" text:style-name="Index_20_Link" text:visited-style-name="Index_20_Link">Last Operator Rotate<text:tab/>13</text:a></text:p>
          <text:p text:style-name="P8"><text:a xlink:type="simple" xlink:href="#__RefHeading___Toc17263_11844793741" text:style-name="Index_20_Link" text:visited-style-name="Index_20_Link">Angle<text:tab/>13</text:a></text:p>
          <text:p text:style-name="P8"><text:a xlink:type="simple" xlink:href="#__RefHeading___Toc577_3545106889" text:style-name="Index_20_Link" text:visited-style-name="Index_20_Link">Axis<text:tab/>13</text:a></text:p>
          <text:p text:style-name="P8"><text:a xlink:type="simple" xlink:href="#__RefHeading___Toc579_3545106889" text:style-name="Index_20_Link" text:visited-style-name="Index_20_Link">Orientation<text:tab/>13</text:a></text:p>
          <text:p text:style-name="P8"><text:a xlink:type="simple" xlink:href="#__RefHeading___Toc581_3545106889" text:style-name="Index_20_Link" text:visited-style-name="Index_20_Link">Proportional editing<text:tab/>13</text:a></text:p>
          <text:p text:style-name="P9"><text:a xlink:type="simple" xlink:href="#__RefHeading___Toc1579_17633464691" text:style-name="Index_20_Link" text:visited-style-name="Index_20_Link">Proportional Falloff<text:tab/>13</text:a></text:p>
          <text:p text:style-name="P9"><text:a xlink:type="simple" xlink:href="#__RefHeading___Toc1545_15020437471" text:style-name="Index_20_Link" text:visited-style-name="Index_20_Link">Proportional Size<text:tab/>13</text:a></text:p>
          <text:p text:style-name="P9"><text:a xlink:type="simple" xlink:href="#__RefHeading___Toc1581_17633464691" text:style-name="Index_20_Link" text:visited-style-name="Index_20_Link">Connected<text:tab/>13</text:a></text:p>
          <text:p text:style-name="P9"><text:a xlink:type="simple" xlink:href="#__RefHeading___Toc1583_17633464691" text:style-name="Index_20_Link" text:visited-style-name="Index_20_Link">Projected(2D)<text:tab/>13</text:a></text:p>
          <text:p text:style-name="P6"><text:a xlink:type="simple" xlink:href="#__RefHeading___Toc1081_1258724142" text:style-name="Index_20_Link" text:visited-style-name="Index_20_Link">Scale Tools Group<text:tab/>13</text:a></text:p>
          <text:p text:style-name="P7"><text:a xlink:type="simple" xlink:href="#__RefHeading___Toc1083_1258724142" text:style-name="Index_20_Link" text:visited-style-name="Index_20_Link">Scale<text:tab/>14</text:a></text:p>
          <text:p text:style-name="P7"><text:a xlink:type="simple" xlink:href="#__RefHeading___Toc5227_529261320" text:style-name="Index_20_Link" text:visited-style-name="Index_20_Link">Snapping<text:tab/>14</text:a></text:p>
          <text:p text:style-name="P7"><text:a xlink:type="simple" xlink:href="#__RefHeading___Toc5229_529261320" text:style-name="Index_20_Link" text:visited-style-name="Index_20_Link">Precision Scale<text:tab/>14</text:a></text:p>
          <text:p text:style-name="P7"><text:a xlink:type="simple" xlink:href="#__RefHeading___Toc5231_529261320" text:style-name="Index_20_Link" text:visited-style-name="Index_20_Link">Header Values<text:tab/>14</text:a></text:p>
          <text:p text:style-name="P7"><text:a xlink:type="simple" xlink:href="#__RefHeading___Toc2756_1040750766" text:style-name="Index_20_Link" text:visited-style-name="Index_20_Link">Numerical Input<text:tab/>14</text:a></text:p>
          <text:p text:style-name="P7"><text:a xlink:type="simple" xlink:href="#__RefHeading___Toc5233_529261320" text:style-name="Index_20_Link" text:visited-style-name="Index_20_Link">Scale without widget<text:tab/>14</text:a></text:p>
          <text:p text:style-name="P8"><text:a xlink:type="simple" xlink:href="#__RefHeading___Toc5235_529261320" text:style-name="Index_20_Link" text:visited-style-name="Index_20_Link">Limit Axis<text:tab/>14</text:a></text:p>
          <text:p text:style-name="P8"><text:a xlink:type="simple" xlink:href="#__RefHeading___Toc569_35451068891" text:style-name="Index_20_Link" text:visited-style-name="Index_20_Link">Tool Settings<text:tab/>15</text:a></text:p>
          <text:p text:style-name="P9"><text:a xlink:type="simple" xlink:href="#__RefHeading___Toc573_35451068891" text:style-name="Index_20_Link" text:visited-style-name="Index_20_Link">Orientation<text:tab/>15</text:a></text:p>
          <text:p text:style-name="P8"><text:a xlink:type="simple" xlink:href="#__RefHeading___Toc575_35451068891" text:style-name="Index_20_Link" text:visited-style-name="Index_20_Link">Last Operator Resize<text:tab/>15</text:a></text:p>
          <text:p text:style-name="P9"><text:soft-page-break/><text:a xlink:type="simple" xlink:href="#__RefHeading___Toc17263_118447937411" text:style-name="Index_20_Link" text:visited-style-name="Index_20_Link">Angle<text:tab/>15</text:a></text:p>
          <text:p text:style-name="P9"><text:a xlink:type="simple" xlink:href="#__RefHeading___Toc577_35451068891" text:style-name="Index_20_Link" text:visited-style-name="Index_20_Link">Axis<text:tab/>15</text:a></text:p>
          <text:p text:style-name="P9"><text:a xlink:type="simple" xlink:href="#__RefHeading___Toc579_35451068891" text:style-name="Index_20_Link" text:visited-style-name="Index_20_Link">Orientation<text:tab/>15</text:a></text:p>
          <text:p text:style-name="P9"><text:a xlink:type="simple" xlink:href="#__RefHeading___Toc581_35451068891" text:style-name="Index_20_Link" text:visited-style-name="Index_20_Link">Proportional editing<text:tab/>15</text:a></text:p>
          <text:p text:style-name="P10"><text:a xlink:type="simple" xlink:href="#__RefHeading___Toc1579_176334646911" text:style-name="Index_20_Link" text:visited-style-name="Index_20_Link">Proportional Falloff<text:tab/>15</text:a></text:p>
          <text:p text:style-name="P10"><text:a xlink:type="simple" xlink:href="#__RefHeading___Toc1545_150204374711" text:style-name="Index_20_Link" text:visited-style-name="Index_20_Link">Proportional Size<text:tab/>15</text:a></text:p>
          <text:p text:style-name="P10"><text:a xlink:type="simple" xlink:href="#__RefHeading___Toc1581_176334646911" text:style-name="Index_20_Link" text:visited-style-name="Index_20_Link">Connected<text:tab/>16</text:a></text:p>
          <text:p text:style-name="P10"><text:a xlink:type="simple" xlink:href="#__RefHeading___Toc1583_176334646911" text:style-name="Index_20_Link" text:visited-style-name="Index_20_Link">Projected(2D)<text:tab/>16</text:a></text:p>
          <text:p text:style-name="P7"><text:a xlink:type="simple" xlink:href="#__RefHeading___Toc1085_1258724142" text:style-name="Index_20_Link" text:visited-style-name="Index_20_Link">Scale Cage<text:tab/>16</text:a></text:p>
          <text:p text:style-name="P7"><text:a xlink:type="simple" xlink:href="#__RefHeading___Toc5237_529261320" text:style-name="Index_20_Link" text:visited-style-name="Index_20_Link">Snapping<text:tab/>16</text:a></text:p>
          <text:p text:style-name="P7"><text:a xlink:type="simple" xlink:href="#__RefHeading___Toc5239_529261320" text:style-name="Index_20_Link" text:visited-style-name="Index_20_Link">Header Values<text:tab/>16</text:a></text:p>
          <text:p text:style-name="P7"><text:a xlink:type="simple" xlink:href="#__RefHeading___Toc5241_529261320" text:style-name="Index_20_Link" text:visited-style-name="Index_20_Link">Scale without widget<text:tab/>16</text:a></text:p>
          <text:p text:style-name="P8"><text:a xlink:type="simple" xlink:href="#__RefHeading___Toc5243_529261320" text:style-name="Index_20_Link" text:visited-style-name="Index_20_Link">Limit Axis<text:tab/>16</text:a></text:p>
          <text:p text:style-name="P8"><text:a xlink:type="simple" xlink:href="#__RefHeading___Toc569_354510688911" text:style-name="Index_20_Link" text:visited-style-name="Index_20_Link">Tool Settings<text:tab/>17</text:a></text:p>
          <text:p text:style-name="P9"><text:a xlink:type="simple" xlink:href="#__RefHeading___Toc573_354510688911" text:style-name="Index_20_Link" text:visited-style-name="Index_20_Link">Orientation<text:tab/>17</text:a></text:p>
          <text:p text:style-name="P8"><text:a xlink:type="simple" xlink:href="#__RefHeading___Toc575_354510688911" text:style-name="Index_20_Link" text:visited-style-name="Index_20_Link">Last Operator Resize<text:tab/>17</text:a></text:p>
          <text:p text:style-name="P9"><text:a xlink:type="simple" xlink:href="#__RefHeading___Toc17263_1184479374111" text:style-name="Index_20_Link" text:visited-style-name="Index_20_Link">Angle<text:tab/>17</text:a></text:p>
          <text:p text:style-name="P9"><text:a xlink:type="simple" xlink:href="#__RefHeading___Toc577_354510688911" text:style-name="Index_20_Link" text:visited-style-name="Index_20_Link">Axis<text:tab/>17</text:a></text:p>
          <text:p text:style-name="P9"><text:a xlink:type="simple" xlink:href="#__RefHeading___Toc579_354510688911" text:style-name="Index_20_Link" text:visited-style-name="Index_20_Link">Orientation<text:tab/>17</text:a></text:p>
          <text:p text:style-name="P9"><text:a xlink:type="simple" xlink:href="#__RefHeading___Toc581_354510688911" text:style-name="Index_20_Link" text:visited-style-name="Index_20_Link">Proportional editing<text:tab/>17</text:a></text:p>
          <text:p text:style-name="P10"><text:a xlink:type="simple" xlink:href="#__RefHeading___Toc1579_1763346469111" text:style-name="Index_20_Link" text:visited-style-name="Index_20_Link">Proportional Falloff<text:tab/>17</text:a></text:p>
          <text:p text:style-name="P10"><text:a xlink:type="simple" xlink:href="#__RefHeading___Toc1545_1502043747111" text:style-name="Index_20_Link" text:visited-style-name="Index_20_Link">Proportional Size<text:tab/>17</text:a></text:p>
          <text:p text:style-name="P10"><text:a xlink:type="simple" xlink:href="#__RefHeading___Toc1581_1763346469111" text:style-name="Index_20_Link" text:visited-style-name="Index_20_Link">Connected<text:tab/>17</text:a></text:p>
          <text:p text:style-name="P10"><text:a xlink:type="simple" xlink:href="#__RefHeading___Toc1583_1763346469111" text:style-name="Index_20_Link" text:visited-style-name="Index_20_Link">Projected(2D)<text:tab/>17</text:a></text:p>
          <text:p text:style-name="P6"><text:a xlink:type="simple" xlink:href="#__RefHeading___Toc1069_3429713044" text:style-name="Index_20_Link" text:visited-style-name="Index_20_Link">Transform<text:tab/>18</text:a></text:p>
          <text:p text:style-name="P7"><text:a xlink:type="simple" xlink:href="#__RefHeading___Toc5245_529261320" text:style-name="Index_20_Link" text:visited-style-name="Index_20_Link">Tool Settings<text:tab/>18</text:a></text:p>
          <text:p text:style-name="P8"><text:a xlink:type="simple" xlink:href="#__RefHeading___Toc5247_529261320" text:style-name="Index_20_Link" text:visited-style-name="Index_20_Link">Drag Action<text:tab/>18</text:a></text:p>
          <text:p text:style-name="P8"><text:a xlink:type="simple" xlink:href="#__RefHeading___Toc573_3545106889111" text:style-name="Index_20_Link" text:visited-style-name="Index_20_Link">Orientation<text:tab/>18</text:a></text:p>
          <text:p text:style-name="P5"><text:a xlink:type="simple" xlink:href="#__RefHeading___Toc3075_3447234814" text:style-name="Index_20_Link" text:visited-style-name="Index_20_Link">Annotate Tools group<text:tab/>18</text:a></text:p>
          <text:p text:style-name="P6"><text:a xlink:type="simple" xlink:href="#__RefHeading___Toc5249_529261320" text:style-name="Index_20_Link" text:visited-style-name="Index_20_Link">Annotate tool<text:tab/>19</text:a></text:p>
          <text:p text:style-name="P7"><text:a xlink:type="simple" xlink:href="#__RefHeading___Toc3109_3447234814" text:style-name="Index_20_Link" text:visited-style-name="Index_20_Link">Tool Settings<text:tab/>19</text:a></text:p>
          <text:p text:style-name="P8"><text:a xlink:type="simple" xlink:href="#__RefHeading___Toc3111_3447234814" text:style-name="Index_20_Link" text:visited-style-name="Index_20_Link">Color<text:tab/>19</text:a></text:p>
          <text:p text:style-name="P8"><text:a xlink:type="simple" xlink:href="#__RefHeading___Toc5259_5292613201" text:style-name="Index_20_Link" text:visited-style-name="Index_20_Link">Note<text:tab/>19</text:a></text:p>
          <text:p text:style-name="P9"><text:a xlink:type="simple" xlink:href="#__RefHeading___Toc5261_5292613201" text:style-name="Index_20_Link" text:visited-style-name="Index_20_Link">Annotations list<text:tab/>19</text:a></text:p>
          <text:p text:style-name="P9"><text:a xlink:type="simple" xlink:href="#__RefHeading___Toc5263_5292613201" text:style-name="Index_20_Link" text:visited-style-name="Index_20_Link">Edit Box<text:tab/>19</text:a></text:p>
          <text:p text:style-name="P9"><text:a xlink:type="simple" xlink:href="#__RefHeading___Toc5265_5292613201" text:style-name="Index_20_Link" text:visited-style-name="Index_20_Link">Fake User<text:tab/>19</text:a></text:p>
          <text:p text:style-name="P9"><text:a xlink:type="simple" xlink:href="#__RefHeading___Toc5267_5292613201" text:style-name="Index_20_Link" text:visited-style-name="Index_20_Link">Add Annotation<text:tab/>19</text:a></text:p>
          <text:p text:style-name="P9"><text:a xlink:type="simple" xlink:href="#__RefHeading___Toc5269_5292613201" text:style-name="Index_20_Link" text:visited-style-name="Index_20_Link">Remove Annotation<text:tab/>19</text:a></text:p>
          <text:p text:style-name="P9"><text:a xlink:type="simple" xlink:href="#__RefHeading___Toc3113_3447234814" text:style-name="Index_20_Link" text:visited-style-name="Index_20_Link">Active Layer Index<text:tab/>20</text:a></text:p>
          <text:p text:style-name="P9"><text:a xlink:type="simple" xlink:href="#__RefHeading___Toc3115_3447234814" text:style-name="Index_20_Link" text:visited-style-name="Index_20_Link">Add Annotation Layer<text:tab/>20</text:a></text:p>
          <text:p text:style-name="P9"><text:a xlink:type="simple" xlink:href="#__RefHeading___Toc3117_3447234814" text:style-name="Index_20_Link" text:visited-style-name="Index_20_Link">Remove Annotation Layer<text:tab/>20</text:a></text:p>
          <text:p text:style-name="P9"><text:a xlink:type="simple" xlink:href="#__RefHeading___Toc3750_2164469259" text:style-name="Index_20_Link" text:visited-style-name="Index_20_Link">Opacity<text:tab/>20</text:a></text:p>
          <text:p text:style-name="P9"><text:a xlink:type="simple" xlink:href="#__RefHeading___Toc3119_3447234814" text:style-name="Index_20_Link" text:visited-style-name="Index_20_Link">Thickness<text:tab/>20</text:a></text:p>
          <text:p text:style-name="P9"><text:a xlink:type="simple" xlink:href="#__RefHeading___Toc5273_5292613201" text:style-name="Index_20_Link" text:visited-style-name="Index_20_Link">Frame Locked/Unlocked<text:tab/>20</text:a></text:p>
          <text:p text:style-name="P9"><text:a xlink:type="simple" xlink:href="#__RefHeading___Toc5275_5292613201" text:style-name="Index_20_Link" text:visited-style-name="Index_20_Link">Delete Active Frame<text:tab/>20</text:a></text:p>
          <text:p text:style-name="P8"><text:a xlink:type="simple" xlink:href="#__RefHeading___Toc5279_5292613201" text:style-name="Index_20_Link" text:visited-style-name="Index_20_Link">Placement<text:tab/>20</text:a></text:p>
          <text:p text:style-name="P8"><text:a xlink:type="simple" xlink:href="#__RefHeading___Toc3121_3447234814" text:style-name="Index_20_Link" text:visited-style-name="Index_20_Link">Stabilize Stroke<text:tab/>20</text:a></text:p>
          <text:p text:style-name="P9"><text:a xlink:type="simple" xlink:href="#__RefHeading___Toc3123_3447234814" text:style-name="Index_20_Link" text:visited-style-name="Index_20_Link">Radius<text:tab/>20</text:a></text:p>
          <text:p text:style-name="P9"><text:a xlink:type="simple" xlink:href="#__RefHeading___Toc3125_3447234814" text:style-name="Index_20_Link" text:visited-style-name="Index_20_Link">Factor<text:tab/>20</text:a></text:p>
          <text:p text:style-name="P6"><text:a xlink:type="simple" xlink:href="#__RefHeading___Toc5251_529261320" text:style-name="Index_20_Link" text:visited-style-name="Index_20_Link">Annotate Line<text:tab/>20</text:a></text:p>
          <text:p text:style-name="P7"><text:a xlink:type="simple" xlink:href="#__RefHeading___Toc3127_3447234814" text:style-name="Index_20_Link" text:visited-style-name="Index_20_Link">Tool Settings<text:tab/>20</text:a></text:p>
          <text:p text:style-name="P8"><text:a xlink:type="simple" xlink:href="#__RefHeading___Toc5279_52926132011" text:style-name="Index_20_Link" text:visited-style-name="Index_20_Link">Placement<text:tab/>21</text:a></text:p>
          <text:p text:style-name="P8"><text:a xlink:type="simple" xlink:href="#__RefHeading___Toc3129_3447234814" text:style-name="Index_20_Link" text:visited-style-name="Index_20_Link">Style Start<text:tab/>21</text:a></text:p>
          <text:p text:style-name="P8"><text:soft-page-break/><text:a xlink:type="simple" xlink:href="#__RefHeading___Toc3131_3447234814" text:style-name="Index_20_Link" text:visited-style-name="Index_20_Link">End<text:tab/>21</text:a></text:p>
          <text:p text:style-name="P6"><text:a xlink:type="simple" xlink:href="#__RefHeading___Toc5253_529261320" text:style-name="Index_20_Link" text:visited-style-name="Index_20_Link">Annotate Polygon<text:tab/>21</text:a></text:p>
          <text:p text:style-name="P8"><text:a xlink:type="simple" xlink:href="#__RefHeading___Toc5255_529261320" text:style-name="Index_20_Link" text:visited-style-name="Index_20_Link">Tool Settings<text:tab/>21</text:a></text:p>
          <text:p text:style-name="P7"><text:a xlink:type="simple" xlink:href="#__RefHeading___Toc5257_529261320" text:style-name="Index_20_Link" text:visited-style-name="Index_20_Link">Color<text:tab/>21</text:a></text:p>
          <text:p text:style-name="P8"><text:a xlink:type="simple" xlink:href="#__RefHeading___Toc5259_52926132011" text:style-name="Index_20_Link" text:visited-style-name="Index_20_Link">Note<text:tab/>21</text:a></text:p>
          <text:p text:style-name="P9"><text:a xlink:type="simple" xlink:href="#__RefHeading___Toc5261_52926132011" text:style-name="Index_20_Link" text:visited-style-name="Index_20_Link">Annotations list<text:tab/>22</text:a></text:p>
          <text:p text:style-name="P9"><text:a xlink:type="simple" xlink:href="#__RefHeading___Toc5263_52926132011" text:style-name="Index_20_Link" text:visited-style-name="Index_20_Link">Edit Box<text:tab/>22</text:a></text:p>
          <text:p text:style-name="P9"><text:a xlink:type="simple" xlink:href="#__RefHeading___Toc5265_52926132011" text:style-name="Index_20_Link" text:visited-style-name="Index_20_Link">Fake User<text:tab/>22</text:a></text:p>
          <text:p text:style-name="P9"><text:a xlink:type="simple" xlink:href="#__RefHeading___Toc5267_52926132011" text:style-name="Index_20_Link" text:visited-style-name="Index_20_Link">Add Annotation<text:tab/>22</text:a></text:p>
          <text:p text:style-name="P9"><text:a xlink:type="simple" xlink:href="#__RefHeading___Toc5269_52926132011" text:style-name="Index_20_Link" text:visited-style-name="Index_20_Link">Remove Annotation<text:tab/>22</text:a></text:p>
          <text:p text:style-name="P9"><text:a xlink:type="simple" xlink:href="#__RefHeading___Toc3133_3447234814" text:style-name="Index_20_Link" text:visited-style-name="Index_20_Link">Active Layer Index<text:tab/>22</text:a></text:p>
          <text:p text:style-name="P9"><text:a xlink:type="simple" xlink:href="#__RefHeading___Toc3135_3447234814" text:style-name="Index_20_Link" text:visited-style-name="Index_20_Link">Add Annotation Layer<text:tab/>22</text:a></text:p>
          <text:p text:style-name="P9"><text:a xlink:type="simple" xlink:href="#__RefHeading___Toc3137_3447234814" text:style-name="Index_20_Link" text:visited-style-name="Index_20_Link">Remove Annotation Layer<text:tab/>22</text:a></text:p>
          <text:p text:style-name="P9"><text:a xlink:type="simple" xlink:href="#__RefHeading___Toc3752_2164469259" text:style-name="Index_20_Link" text:visited-style-name="Index_20_Link">Opacity<text:tab/>22</text:a></text:p>
          <text:p text:style-name="P9"><text:a xlink:type="simple" xlink:href="#__RefHeading___Toc3139_3447234814" text:style-name="Index_20_Link" text:visited-style-name="Index_20_Link">Thickness<text:tab/>22</text:a></text:p>
          <text:p text:style-name="P9"><text:a xlink:type="simple" xlink:href="#__RefHeading___Toc5273_52926132011" text:style-name="Index_20_Link" text:visited-style-name="Index_20_Link">Frame Locked/Unlocked<text:tab/>22</text:a></text:p>
          <text:p text:style-name="P9"><text:a xlink:type="simple" xlink:href="#__RefHeading___Toc5275_52926132011" text:style-name="Index_20_Link" text:visited-style-name="Index_20_Link">Delete Active Frame<text:tab/>22</text:a></text:p>
          <text:p text:style-name="P10"><text:a xlink:type="simple" xlink:href="#__RefHeading___Toc5279_529261320" text:style-name="Index_20_Link" text:visited-style-name="Index_20_Link">Placement<text:tab/>22</text:a></text:p>
          <text:p text:style-name="P6"><text:a xlink:type="simple" xlink:href="#__RefHeading___Toc5281_529261320" text:style-name="Index_20_Link" text:visited-style-name="Index_20_Link">Annotate Eraser<text:tab/>23</text:a></text:p>
          <text:p text:style-name="P8"><text:a xlink:type="simple" xlink:href="#__RefHeading___Toc5283_529261320" text:style-name="Index_20_Link" text:visited-style-name="Index_20_Link">Tool Settings<text:tab/>23</text:a></text:p>
          <text:p text:style-name="P9"><text:a xlink:type="simple" xlink:href="#__RefHeading___Toc5285_529261320" text:style-name="Index_20_Link" text:visited-style-name="Index_20_Link">Radius<text:tab/>23</text:a></text:p>
          <text:p text:style-name="P5"><text:a xlink:type="simple" xlink:href="#__RefHeading___Toc3105_3447234814" text:style-name="Index_20_Link" text:visited-style-name="Index_20_Link">Measure<text:tab/>23</text:a></text:p>
          <text:p text:style-name="P7"><text:a xlink:type="simple" xlink:href="#__RefHeading___Toc5289_529261320" text:style-name="Index_20_Link" text:visited-style-name="Index_20_Link">Measuring angles<text:tab/>23</text:a></text:p>
          <text:p text:style-name="P7"><text:a xlink:type="simple" xlink:href="#__RefHeading___Toc5291_529261320" text:style-name="Index_20_Link" text:visited-style-name="Index_20_Link">Snapping<text:tab/>23</text:a></text:p>
          <text:p text:style-name="P7"><text:a xlink:type="simple" xlink:href="#__RefHeading___Toc5293_529261320" text:style-name="Index_20_Link" text:visited-style-name="Index_20_Link">Delete measure lines<text:tab/>23</text:a></text:p>
          <text:p text:style-name="P5"><text:a xlink:type="simple" xlink:href="#__RefHeading___Toc3107_3447234814" text:style-name="Index_20_Link" text:visited-style-name="Index_20_Link">Primitives Add tools group<text:tab/>23</text:a></text:p>
          <text:p text:style-name="P7"><text:a xlink:type="simple" xlink:href="#__RefHeading___Toc4296_1966632384" text:style-name="Index_20_Link" text:visited-style-name="Index_20_Link">Add Cube<text:tab/>24</text:a></text:p>
          <text:p text:style-name="P8"><text:a xlink:type="simple" xlink:href="#__RefHeading___Toc4316_1966632384" text:style-name="Index_20_Link" text:visited-style-name="Index_20_Link">Tool Settings<text:tab/>24</text:a></text:p>
          <text:p text:style-name="P9"><text:a xlink:type="simple" xlink:href="#__RefHeading___Toc4318_1966632384" text:style-name="Index_20_Link" text:visited-style-name="Index_20_Link">Depth<text:tab/>24</text:a></text:p>
          <text:p text:style-name="P10"><text:a xlink:type="simple" xlink:href="#__RefHeading___Toc4320_1966632384" text:style-name="Index_20_Link" text:visited-style-name="Index_20_Link">Position<text:tab/>24</text:a></text:p>
          <text:p text:style-name="P11"><text:a xlink:type="simple" xlink:href="#__RefHeading___Toc4322_1966632384" text:style-name="Index_20_Link" text:visited-style-name="Index_20_Link">Surface<text:tab/>24</text:a></text:p>
          <text:p text:style-name="P11"><text:a xlink:type="simple" xlink:href="#__RefHeading___Toc4324_1966632384" text:style-name="Index_20_Link" text:visited-style-name="Index_20_Link">3D Cursor Plane<text:tab/>24</text:a></text:p>
          <text:p text:style-name="P11"><text:a xlink:type="simple" xlink:href="#__RefHeading___Toc4326_1966632384" text:style-name="Index_20_Link" text:visited-style-name="Index_20_Link">3D Cursor View<text:tab/>25</text:a></text:p>
          <text:p text:style-name="P10"><text:a xlink:type="simple" xlink:href="#__RefHeading___Toc3315_278071053" text:style-name="Index_20_Link" text:visited-style-name="Index_20_Link">Orientation<text:tab/>25</text:a></text:p>
          <text:p text:style-name="P10"><text:a xlink:type="simple" xlink:href="#__RefHeading___Toc3317_278071053" text:style-name="Index_20_Link" text:visited-style-name="Index_20_Link">Snap To<text:tab/>25</text:a></text:p>
          <text:p text:style-name="P10"><text:a xlink:type="simple" xlink:href="#__RefHeading___Toc4328_1966632384" text:style-name="Index_20_Link" text:visited-style-name="Index_20_Link">Plane Axis<text:tab/>25</text:a></text:p>
          <text:p text:style-name="P10"><text:a xlink:type="simple" xlink:href="#__RefHeading___Toc3702_646645427" text:style-name="Index_20_Link" text:visited-style-name="Index_20_Link">Auto Axis<text:tab/>25</text:a></text:p>
          <text:p text:style-name="P10"><text:a xlink:type="simple" xlink:href="#__RefHeading___Toc3498_3243327604" text:style-name="Index_20_Link" text:visited-style-name="Index_20_Link">Base<text:tab/>25</text:a></text:p>
          <text:p text:style-name="P11"><text:a xlink:type="simple" xlink:href="#__RefHeading___Toc523_35451068891" text:style-name="Index_20_Link" text:visited-style-name="Index_20_Link">Origin<text:tab/>25</text:a></text:p>
          <text:p text:style-name="P11"><text:a xlink:type="simple" xlink:href="#__RefHeading___Toc3319_278071053" text:style-name="Index_20_Link" text:visited-style-name="Index_20_Link">Aspect<text:tab/>25</text:a></text:p>
          <text:p text:style-name="P10"><text:a xlink:type="simple" xlink:href="#__RefHeading___Toc3500_3243327604" text:style-name="Index_20_Link" text:visited-style-name="Index_20_Link">Height<text:tab/>25</text:a></text:p>
          <text:p text:style-name="P11"><text:a xlink:type="simple" xlink:href="#__RefHeading___Toc523_354510688911" text:style-name="Index_20_Link" text:visited-style-name="Index_20_Link">Origin<text:tab/>25</text:a></text:p>
          <text:p text:style-name="P11"><text:a xlink:type="simple" xlink:href="#__RefHeading___Toc3319_2780710531" text:style-name="Index_20_Link" text:visited-style-name="Index_20_Link">Aspect<text:tab/>25</text:a></text:p>
          <text:p text:style-name="P8"><text:a xlink:type="simple" xlink:href="#__RefHeading___Toc869_1408617481" text:style-name="Index_20_Link" text:visited-style-name="Index_20_Link">Last Operator Add Cube Panel<text:tab/>25</text:a></text:p>
          <text:p text:style-name="P7"><text:a xlink:type="simple" xlink:href="#__RefHeading___Toc4298_1966632384" text:style-name="Index_20_Link" text:visited-style-name="Index_20_Link">Add Cone<text:tab/>25</text:a></text:p>
          <text:p text:style-name="P8"><text:a xlink:type="simple" xlink:href="#__RefHeading___Toc2292_2586055211" text:style-name="Index_20_Link" text:visited-style-name="Index_20_Link">Tool Settings<text:tab/>25</text:a></text:p>
          <text:p text:style-name="P9"><text:a xlink:type="simple" xlink:href="#__RefHeading___Toc4318_19666323841" text:style-name="Index_20_Link" text:visited-style-name="Index_20_Link">Depth<text:tab/>26</text:a></text:p>
          <text:p text:style-name="P10"><text:a xlink:type="simple" xlink:href="#__RefHeading___Toc4320_19666323841" text:style-name="Index_20_Link" text:visited-style-name="Index_20_Link">Position<text:tab/>26</text:a></text:p>
          <text:p text:style-name="P11"><text:a xlink:type="simple" xlink:href="#__RefHeading___Toc4322_19666323841" text:style-name="Index_20_Link" text:visited-style-name="Index_20_Link">Surface<text:tab/>26</text:a></text:p>
          <text:p text:style-name="P11"><text:a xlink:type="simple" xlink:href="#__RefHeading___Toc4324_19666323841" text:style-name="Index_20_Link" text:visited-style-name="Index_20_Link">3D Cursor Plane<text:tab/>26</text:a></text:p>
          <text:p text:style-name="P11"><text:a xlink:type="simple" xlink:href="#__RefHeading___Toc4326_19666323841" text:style-name="Index_20_Link" text:visited-style-name="Index_20_Link">3D Cursor View<text:tab/>26</text:a></text:p>
          <text:p text:style-name="P10"><text:a xlink:type="simple" xlink:href="#__RefHeading___Toc2812_2999943522" text:style-name="Index_20_Link" text:visited-style-name="Index_20_Link">Orientation<text:tab/>26</text:a></text:p>
          <text:p text:style-name="P10"><text:a xlink:type="simple" xlink:href="#__RefHeading___Toc3321_278071053" text:style-name="Index_20_Link" text:visited-style-name="Index_20_Link">Snap To<text:tab/>26</text:a></text:p>
          <text:p text:style-name="P10"><text:soft-page-break/><text:a xlink:type="simple" xlink:href="#__RefHeading___Toc4328_19666323845" text:style-name="Index_20_Link" text:visited-style-name="Index_20_Link">Plane Axis<text:tab/>26</text:a></text:p>
          <text:p text:style-name="P10"><text:a xlink:type="simple" xlink:href="#__RefHeading___Toc3704_646645427" text:style-name="Index_20_Link" text:visited-style-name="Index_20_Link">Auto Axis<text:tab/>26</text:a></text:p>
          <text:p text:style-name="P10"><text:a xlink:type="simple" xlink:href="#__RefHeading___Toc3502_3243327604" text:style-name="Index_20_Link" text:visited-style-name="Index_20_Link">Base<text:tab/>26</text:a></text:p>
          <text:p text:style-name="P11"><text:a xlink:type="simple" xlink:href="#__RefHeading___Toc523_354510688912" text:style-name="Index_20_Link" text:visited-style-name="Index_20_Link">Origin<text:tab/>26</text:a></text:p>
          <text:p text:style-name="P11"><text:a xlink:type="simple" xlink:href="#__RefHeading___Toc3319_2780710532" text:style-name="Index_20_Link" text:visited-style-name="Index_20_Link">Aspect<text:tab/>26</text:a></text:p>
          <text:p text:style-name="P10"><text:a xlink:type="simple" xlink:href="#__RefHeading___Toc3504_3243327604" text:style-name="Index_20_Link" text:visited-style-name="Index_20_Link">Height<text:tab/>26</text:a></text:p>
          <text:p text:style-name="P11"><text:a xlink:type="simple" xlink:href="#__RefHeading___Toc523_3545106889111" text:style-name="Index_20_Link" text:visited-style-name="Index_20_Link">Origin<text:tab/>26</text:a></text:p>
          <text:p text:style-name="P11"><text:a xlink:type="simple" xlink:href="#__RefHeading___Toc3319_27807105311" text:style-name="Index_20_Link" text:visited-style-name="Index_20_Link">Aspect<text:tab/>26</text:a></text:p>
          <text:p text:style-name="P10"><text:a xlink:type="simple" xlink:href="#__RefHeading___Toc2294_2586055211" text:style-name="Index_20_Link" text:visited-style-name="Index_20_Link">Vertices<text:tab/>26</text:a></text:p>
          <text:p text:style-name="P10"><text:a xlink:type="simple" xlink:href="#__RefHeading___Toc3325_278071053" text:style-name="Index_20_Link" text:visited-style-name="Index_20_Link">Base Fill Type<text:tab/>27</text:a></text:p>
          <text:p text:style-name="P8"><text:a xlink:type="simple" xlink:href="#__RefHeading___Toc869_1408617481121" text:style-name="Index_20_Link" text:visited-style-name="Index_20_Link">Last Operator Add Cone Panel<text:tab/>27</text:a></text:p>
          <text:p text:style-name="P7"><text:a xlink:type="simple" xlink:href="#__RefHeading___Toc4300_1966632384" text:style-name="Index_20_Link" text:visited-style-name="Index_20_Link">Add Cylinder<text:tab/>27</text:a></text:p>
          <text:p text:style-name="P8"><text:a xlink:type="simple" xlink:href="#__RefHeading___Toc2296_2586055211" text:style-name="Index_20_Link" text:visited-style-name="Index_20_Link">Tool Settings<text:tab/>27</text:a></text:p>
          <text:p text:style-name="P9"><text:a xlink:type="simple" xlink:href="#__RefHeading___Toc4318_19666323842" text:style-name="Index_20_Link" text:visited-style-name="Index_20_Link">Depth<text:tab/>27</text:a></text:p>
          <text:p text:style-name="P10"><text:a xlink:type="simple" xlink:href="#__RefHeading___Toc4320_19666323842" text:style-name="Index_20_Link" text:visited-style-name="Index_20_Link">Position<text:tab/>27</text:a></text:p>
          <text:p text:style-name="P11"><text:a xlink:type="simple" xlink:href="#__RefHeading___Toc4322_19666323842" text:style-name="Index_20_Link" text:visited-style-name="Index_20_Link">Surface<text:tab/>28</text:a></text:p>
          <text:p text:style-name="P11"><text:a xlink:type="simple" xlink:href="#__RefHeading___Toc4324_19666323842" text:style-name="Index_20_Link" text:visited-style-name="Index_20_Link">3D Cursor Plane<text:tab/>28</text:a></text:p>
          <text:p text:style-name="P11"><text:a xlink:type="simple" xlink:href="#__RefHeading___Toc4326_19666323842" text:style-name="Index_20_Link" text:visited-style-name="Index_20_Link">3D Cursor View<text:tab/>28</text:a></text:p>
          <text:p text:style-name="P10"><text:a xlink:type="simple" xlink:href="#__RefHeading___Toc2814_2999943522" text:style-name="Index_20_Link" text:visited-style-name="Index_20_Link">Orientation<text:tab/>28</text:a></text:p>
          <text:p text:style-name="P10"><text:a xlink:type="simple" xlink:href="#__RefHeading___Toc3327_278071053" text:style-name="Index_20_Link" text:visited-style-name="Index_20_Link">Snap To<text:tab/>28</text:a></text:p>
          <text:p text:style-name="P10"><text:a xlink:type="simple" xlink:href="#__RefHeading___Toc4328_196663238451" text:style-name="Index_20_Link" text:visited-style-name="Index_20_Link">Plane Axis<text:tab/>28</text:a></text:p>
          <text:p text:style-name="P10"><text:a xlink:type="simple" xlink:href="#__RefHeading___Toc3706_646645427" text:style-name="Index_20_Link" text:visited-style-name="Index_20_Link">Auto Axis<text:tab/>28</text:a></text:p>
          <text:p text:style-name="P10"><text:a xlink:type="simple" xlink:href="#__RefHeading___Toc3506_3243327604" text:style-name="Index_20_Link" text:visited-style-name="Index_20_Link">Base<text:tab/>28</text:a></text:p>
          <text:p text:style-name="P11"><text:a xlink:type="simple" xlink:href="#__RefHeading___Toc523_3545106889121" text:style-name="Index_20_Link" text:visited-style-name="Index_20_Link">Origin<text:tab/>28</text:a></text:p>
          <text:p text:style-name="P11"><text:a xlink:type="simple" xlink:href="#__RefHeading___Toc3319_27807105321" text:style-name="Index_20_Link" text:visited-style-name="Index_20_Link">Aspect<text:tab/>28</text:a></text:p>
          <text:p text:style-name="P10"><text:a xlink:type="simple" xlink:href="#__RefHeading___Toc3508_3243327604" text:style-name="Index_20_Link" text:visited-style-name="Index_20_Link">Height<text:tab/>28</text:a></text:p>
          <text:p text:style-name="P11"><text:a xlink:type="simple" xlink:href="#__RefHeading___Toc523_35451068891111" text:style-name="Index_20_Link" text:visited-style-name="Index_20_Link">Origin<text:tab/>28</text:a></text:p>
          <text:p text:style-name="P11"><text:a xlink:type="simple" xlink:href="#__RefHeading___Toc3319_278071053111" text:style-name="Index_20_Link" text:visited-style-name="Index_20_Link">Aspect<text:tab/>28</text:a></text:p>
          <text:p text:style-name="P10"><text:a xlink:type="simple" xlink:href="#__RefHeading___Toc2298_2586055211" text:style-name="Index_20_Link" text:visited-style-name="Index_20_Link">Vertices<text:tab/>28</text:a></text:p>
          <text:p text:style-name="P8"><text:a xlink:type="simple" xlink:href="#__RefHeading___Toc869_140861748112" text:style-name="Index_20_Link" text:visited-style-name="Index_20_Link">Last Operator Add Circle Panel<text:tab/>29</text:a></text:p>
          <text:p text:style-name="P7"><text:a xlink:type="simple" xlink:href="#__RefHeading___Toc4302_1966632384" text:style-name="Index_20_Link" text:visited-style-name="Index_20_Link">Add UV Sphere<text:tab/>29</text:a></text:p>
          <text:p text:style-name="P8"><text:a xlink:type="simple" xlink:href="#__RefHeading___Toc2300_2586055211" text:style-name="Index_20_Link" text:visited-style-name="Index_20_Link">Tool Settings<text:tab/>29</text:a></text:p>
          <text:p text:style-name="P9"><text:a xlink:type="simple" xlink:href="#__RefHeading___Toc4318_19666323843" text:style-name="Index_20_Link" text:visited-style-name="Index_20_Link">Depth<text:tab/>29</text:a></text:p>
          <text:p text:style-name="P10"><text:a xlink:type="simple" xlink:href="#__RefHeading___Toc4320_19666323843" text:style-name="Index_20_Link" text:visited-style-name="Index_20_Link">Position<text:tab/>29</text:a></text:p>
          <text:p text:style-name="P11"><text:a xlink:type="simple" xlink:href="#__RefHeading___Toc4322_19666323843" text:style-name="Index_20_Link" text:visited-style-name="Index_20_Link">Surface<text:tab/>29</text:a></text:p>
          <text:p text:style-name="P11"><text:a xlink:type="simple" xlink:href="#__RefHeading___Toc4324_19666323843" text:style-name="Index_20_Link" text:visited-style-name="Index_20_Link">3D Cursor Plane<text:tab/>30</text:a></text:p>
          <text:p text:style-name="P11"><text:a xlink:type="simple" xlink:href="#__RefHeading___Toc4326_19666323843" text:style-name="Index_20_Link" text:visited-style-name="Index_20_Link">3D Cursor View<text:tab/>30</text:a></text:p>
          <text:p text:style-name="P10"><text:a xlink:type="simple" xlink:href="#__RefHeading___Toc2816_2999943522" text:style-name="Index_20_Link" text:visited-style-name="Index_20_Link">Orientation<text:tab/>30</text:a></text:p>
          <text:p text:style-name="P10"><text:a xlink:type="simple" xlink:href="#__RefHeading___Toc3331_278071053" text:style-name="Index_20_Link" text:visited-style-name="Index_20_Link">Snap To<text:tab/>30</text:a></text:p>
          <text:p text:style-name="P10"><text:a xlink:type="simple" xlink:href="#__RefHeading___Toc4328_1966632384511" text:style-name="Index_20_Link" text:visited-style-name="Index_20_Link">Plane Axis<text:tab/>30</text:a></text:p>
          <text:p text:style-name="P10"><text:a xlink:type="simple" xlink:href="#__RefHeading___Toc3708_646645427" text:style-name="Index_20_Link" text:visited-style-name="Index_20_Link">Auto Axis<text:tab/>30</text:a></text:p>
          <text:p text:style-name="P10"><text:a xlink:type="simple" xlink:href="#__RefHeading___Toc3510_3243327604" text:style-name="Index_20_Link" text:visited-style-name="Index_20_Link">Base<text:tab/>30</text:a></text:p>
          <text:p text:style-name="P11"><text:a xlink:type="simple" xlink:href="#__RefHeading___Toc523_35451068891211" text:style-name="Index_20_Link" text:visited-style-name="Index_20_Link">Origin<text:tab/>30</text:a></text:p>
          <text:p text:style-name="P11"><text:a xlink:type="simple" xlink:href="#__RefHeading___Toc3319_278071053211" text:style-name="Index_20_Link" text:visited-style-name="Index_20_Link">Aspect<text:tab/>30</text:a></text:p>
          <text:p text:style-name="P10"><text:a xlink:type="simple" xlink:href="#__RefHeading___Toc3512_3243327604" text:style-name="Index_20_Link" text:visited-style-name="Index_20_Link">Height<text:tab/>30</text:a></text:p>
          <text:p text:style-name="P11"><text:a xlink:type="simple" xlink:href="#__RefHeading___Toc523_354510688911111" text:style-name="Index_20_Link" text:visited-style-name="Index_20_Link">Origin<text:tab/>30</text:a></text:p>
          <text:p text:style-name="P11"><text:a xlink:type="simple" xlink:href="#__RefHeading___Toc3319_2780710531111" text:style-name="Index_20_Link" text:visited-style-name="Index_20_Link">Aspect<text:tab/>30</text:a></text:p>
          <text:p text:style-name="P10"><text:a xlink:type="simple" xlink:href="#__RefHeading___Toc2302_2586055211" text:style-name="Index_20_Link" text:visited-style-name="Index_20_Link">Segments<text:tab/>30</text:a></text:p>
          <text:p text:style-name="P10"><text:a xlink:type="simple" xlink:href="#__RefHeading___Toc2304_2586055211" text:style-name="Index_20_Link" text:visited-style-name="Index_20_Link">Rings<text:tab/>30</text:a></text:p>
          <text:p text:style-name="P8"><text:a xlink:type="simple" xlink:href="#__RefHeading___Toc869_140861748111" text:style-name="Index_20_Link" text:visited-style-name="Index_20_Link">Last Operator Add UV Sphere Panel<text:tab/>30</text:a></text:p>
          <text:p text:style-name="P7"><text:a xlink:type="simple" xlink:href="#__RefHeading___Toc4304_1966632384" text:style-name="Index_20_Link" text:visited-style-name="Index_20_Link">Add Icosphere<text:tab/>31</text:a></text:p>
          <text:p text:style-name="P8"><text:a xlink:type="simple" xlink:href="#__RefHeading___Toc2306_2586055211" text:style-name="Index_20_Link" text:visited-style-name="Index_20_Link">Tool Settings<text:tab/>31</text:a></text:p>
          <text:p text:style-name="P9"><text:a xlink:type="simple" xlink:href="#__RefHeading___Toc4318_19666323844" text:style-name="Index_20_Link" text:visited-style-name="Index_20_Link">Depth<text:tab/>31</text:a></text:p>
          <text:p text:style-name="P10"><text:soft-page-break/><text:a xlink:type="simple" xlink:href="#__RefHeading___Toc4320_19666323844" text:style-name="Index_20_Link" text:visited-style-name="Index_20_Link">Position<text:tab/>31</text:a></text:p>
          <text:p text:style-name="P11"><text:a xlink:type="simple" xlink:href="#__RefHeading___Toc4322_19666323844" text:style-name="Index_20_Link" text:visited-style-name="Index_20_Link">Surface<text:tab/>31</text:a></text:p>
          <text:p text:style-name="P11"><text:a xlink:type="simple" xlink:href="#__RefHeading___Toc4324_19666323844" text:style-name="Index_20_Link" text:visited-style-name="Index_20_Link">3D Cursor Plane<text:tab/>31</text:a></text:p>
          <text:p text:style-name="P11"><text:a xlink:type="simple" xlink:href="#__RefHeading___Toc4326_19666323844" text:style-name="Index_20_Link" text:visited-style-name="Index_20_Link">3D Cursor View<text:tab/>31</text:a></text:p>
          <text:p text:style-name="P10"><text:a xlink:type="simple" xlink:href="#__RefHeading___Toc2818_2999943522" text:style-name="Index_20_Link" text:visited-style-name="Index_20_Link">Orientation<text:tab/>31</text:a></text:p>
          <text:p text:style-name="P10"><text:a xlink:type="simple" xlink:href="#__RefHeading___Toc3335_278071053" text:style-name="Index_20_Link" text:visited-style-name="Index_20_Link">Snap To<text:tab/>31</text:a></text:p>
          <text:p text:style-name="P10"><text:a xlink:type="simple" xlink:href="#__RefHeading___Toc4328_19666323845111" text:style-name="Index_20_Link" text:visited-style-name="Index_20_Link">Plane Axis<text:tab/>31</text:a></text:p>
          <text:p text:style-name="P10"><text:a xlink:type="simple" xlink:href="#__RefHeading___Toc3710_646645427" text:style-name="Index_20_Link" text:visited-style-name="Index_20_Link">Auto Axis<text:tab/>31</text:a></text:p>
          <text:p text:style-name="P10"><text:a xlink:type="simple" xlink:href="#__RefHeading___Toc3514_3243327604" text:style-name="Index_20_Link" text:visited-style-name="Index_20_Link">Base<text:tab/>32</text:a></text:p>
          <text:p text:style-name="P11"><text:a xlink:type="simple" xlink:href="#__RefHeading___Toc523_35451068891212" text:style-name="Index_20_Link" text:visited-style-name="Index_20_Link">Origin<text:tab/>32</text:a></text:p>
          <text:p text:style-name="P11"><text:a xlink:type="simple" xlink:href="#__RefHeading___Toc3319_278071053212" text:style-name="Index_20_Link" text:visited-style-name="Index_20_Link">Aspect<text:tab/>32</text:a></text:p>
          <text:p text:style-name="P10"><text:a xlink:type="simple" xlink:href="#__RefHeading___Toc3516_3243327604" text:style-name="Index_20_Link" text:visited-style-name="Index_20_Link">Height<text:tab/>32</text:a></text:p>
          <text:p text:style-name="P11"><text:a xlink:type="simple" xlink:href="#__RefHeading___Toc523_354510688911112" text:style-name="Index_20_Link" text:visited-style-name="Index_20_Link">Origin<text:tab/>32</text:a></text:p>
          <text:p text:style-name="P11"><text:a xlink:type="simple" xlink:href="#__RefHeading___Toc3319_2780710531112" text:style-name="Index_20_Link" text:visited-style-name="Index_20_Link">Aspect<text:tab/>32</text:a></text:p>
          <text:p text:style-name="P10"><text:a xlink:type="simple" xlink:href="#__RefHeading___Toc2308_2586055211" text:style-name="Index_20_Link" text:visited-style-name="Index_20_Link">Subdivisions<text:tab/>32</text:a></text:p>
          <text:p text:style-name="P8"><text:a xlink:type="simple" xlink:href="#__RefHeading___Toc869_1408617481111" text:style-name="Index_20_Link" text:visited-style-name="Index_20_Link">Last Operator Add Ico Sphere Panel<text:tab/>32</text:a></text:p>
        </text:index-body>
      </text:table-of-content>
      <text:p text:style-name="Standard"/>
      <table:table table:name="Tabelle1" table:style-name="Tabelle1">
        <table:table-column table:style-name="Tabelle1.A"/>
        <table:table-row table:style-name="TableLine1567058604960">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1567058598160">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54cm" draw:z-index="4"><draw:image xlink:href="Pictures/10000201000000C90000005BD790C3A827A36C4F.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h text:style-name="P75" text:outline-level="5"/>
      <text:p text:style-name="Horizontal_20_Line"/>
      <text:h text:style-name="Heading_20_3" text:outline-level="3"><draw:frame draw:style-name="fr1"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text:soft-page-break/>Select Circle<text:bookmark-end text:name="__RefHeading___Toc167_1895151578"/></text:h>
      <text:p text:style-name="Text_20_body">Draws a box to select several elements at once. Click at the start point, then drag.</text:p>
      <text:p text:style-name="Text_20_body"/>
      <text:p text:style-name="Text_20_body"/>
      <text:p text:style-name="Text_20_body"/>
      <text:h text:style-name="Heading_20_4" text:outline-level="4"><draw:frame draw:style-name="fr2" draw:name="Bild6" text:anchor-type="paragraph" svg:x="15.035cm" svg:y="0.441cm" svg:width="3.42cm" svg:height="1.891cm" draw:z-index="5"><draw:image xlink:href="Pictures/10000201000000CA00000070BD7097FD35B280D3.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9cm" svg:height="1.51cm" draw:z-index="7"><draw:image xlink:href="Pictures/10000201000000C80000005904C315A23608B195.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1567058600336">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soft-page-break/></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4"/>
      <text:p text:style-name="P44"/>
      <table:table table:name="Tabelle5" table:style-name="Tabelle5">
        <table:table-column table:style-name="Tabelle5.A"/>
        <table:table-row table:style-name="TableLine1567058596256">
          <table:table-cell table:style-name="Tabelle5.A1" office:value-type="string">
            <text:h text:style-name="Heading_20_1" text:outline-level="1"><text:bookmark-start text:name="__RefHeading___Toc3097_2096997337"/>Move Rotate Scale<text:span text:style-name="T26"> Transform</text:span><text:bookmark-end text:name="__RefHeading___Toc3097_2096997337"/></text:h>
          </table:table-cell>
        </table:table-row>
      </table:table>
      <text:p text:style-name="Text_20_body"/>
      <text:p text:style-name="Text_20_body">The transformation tools<text:span text:style-name="T33">.</text:span></text:p>
      <text:h text:style-name="P70" text:outline-level="2"><draw:frame draw:style-name="fr2"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B733CA3484902128.png" xlink:type="simple" xlink:show="embed" xlink:actuate="onLoad" draw:mime-type="image/png"/></draw:frame><text:soft-page-break/>The value D stands for the distance of the current selected axis. This can also be two axis. Then you have two d values. The value in the brackets is then the direct distance to the starting point.</text:p>
      <text:p text:style-name="Text_20_body">These values are always relative to the starting point. You always start with zero, regardless of the real world position.</text:p>
      <text:h text:style-name="P72" text:outline-level="3"><text:bookmark-start text:name="__RefHeading___Toc2752_1040750766"/>Numerical Input<text:bookmark-end text:name="__RefHeading___Toc2752_1040750766"/></text:h>
      <text:p text:style-name="P35">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ED9C545064DD9369.png" xlink:type="simple" xlink:show="embed" xlink:actuate="onLoad" draw:mime-type="image/png"/></draw:frame><draw:frame draw:style-name="fr1"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P35">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draw:frame draw:style-name="fr2"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text:soft-page-break/>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DB7DADA6BBA7DCF6.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17" text:anchor-type="paragraph" svg:y="0.071cm" svg:width="1.06cm" svg:height="0.891cm" draw:z-index="16"><draw:image xlink:href="Pictures/100002010000002A0000002369B35881DC5C2FEC.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5">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63" text:outline-level="4"/>
      <text:p text:style-name="P34"/>
      <text:p text:style-name="P3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ED9C545064DD9369.png" xlink:type="simple" xlink:show="embed" xlink:actuate="onLoad" draw:mime-type="image/png"/></draw:frame><draw:frame draw:style-name="fr1"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text:soft-page-break/></text:p>
      <text:h text:style-name="Heading_20_3" text:outline-level="3"><draw:frame draw:style-name="fr1"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DB7DADA6BBA7DCF6.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3" text:outline-level="3"><text:bookmark-start text:name="__RefHeading___Toc2756_1040750766"/>Numerical Input<text:bookmark-end text:name="__RefHeading___Toc2756_1040750766"/></text:h>
      <text:p text:style-name="P36">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ED9C545064DD9369.png" xlink:type="simple" xlink:show="embed" xlink:actuate="onLoad" draw:mime-type="image/png"/></draw:frame><draw:frame draw:style-name="fr1"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p text:style-name="Text_20_body"/>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DB7DADA6BBA7DCF6.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text:soft-page-break/>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p text:style-name="Text_20_body"/>
      <text:h text:style-name="Heading_20_3" text:outline-level="3"><draw:frame draw:style-name="fr2"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ED9C545064DD9369.png" xlink:type="simple" xlink:show="embed" xlink:actuate="onLoad" draw:mime-type="image/png"/></draw:frame><draw:frame draw:style-name="fr1"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ext:soft-page-break/>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draw:frame draw:style-name="fr1" draw:name="Bild38" text:anchor-type="paragraph" svg:y="0.429cm" svg:width="1.951cm" svg:height="3.401cm" draw:z-index="37"><draw:image xlink:href="Pictures/1000020100000073000000C99818260AF43E1AC3.png" xlink:type="simple" xlink:show="embed" xlink:actuate="onLoad" draw:mime-type="image/png"/></draw:frame>Which axis to rotate.</text:p>
      <text:h text:style-name="Heading_20_5" text:outline-level="5"><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DB7DADA6BBA7DCF6.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7"/>
      <text:p text:style-name="Horizontal_20_Line"><text:soft-page-break/></text:p>
      <text:h text:style-name="Heading_20_2" text:outline-level="2"><draw:frame draw:style-name="fr1"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ext:p text:style-name="Text_20_body"/>
      <table:table table:name="Tabelle6" table:style-name="Tabelle6">
        <table:table-column table:style-name="Tabelle6.A"/>
        <table:table-row table:style-name="TableLine1567058608768">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201000000E8000000B446955B0685C79C4D.png" xlink:type="simple" xlink:show="embed" xlink:actuate="onLoad" draw:mime-type="image/png"/></draw:frame><draw:frame draw:style-name="fr7" draw:name="Bild59" text:anchor-type="paragraph" svg:x="14.94cm" svg:width="3.69cm" svg:height="5.761cm" draw:z-index="58"><draw:image xlink:href="Pictures/10000201000000DA0000015474BC29A6E1EFD66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text:soft-page-break/>Annotate<text:span text:style-name="T26">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ool Settings<text:bookmark-end text:name="__RefHeading___Toc3109_3447234814"/></text:h>
      <text:p text:style-name="P43">The tool settings for <text:span text:style-name="T29">the </text:span>Annotate<text:span text:style-name="T29"> tool. </text:span></text:p>
      <text:p text:style-name="P43"/>
      <text:p text:style-name="P43"/>
      <text:h text:style-name="Heading_20_3" text:outline-level="3"/>
      <text:h text:style-name="Heading_20_4" text:outline-level="4"><draw:frame draw:style-name="fr1"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3">Clicking at the left color field reveals a color picker<text:span text:style-name="T25">. </text:span>Define the color for the annotation stroke.</text:p>
      <text:p text:style-name="P43"/>
      <text:p text:style-name="P43"/>
      <text:p text:style-name="P14"/>
      <text:h text:style-name="Heading_20_4" text:outline-level="4"><draw:frame draw:style-name="fr1" draw:name="Bild112" text:anchor-type="paragraph" svg:y="-0.355cm" svg:width="5.211cm" svg:height="5.33cm" draw:z-index="100"><draw:image xlink:href="Pictures/10000201000001340000013BBDDF4F1F2BD3D560.png" xlink:type="simple" xlink:show="embed" xlink:actuate="onLoad" draw:mime-type="image/png"/></draw:frame><text:bookmark-start text:name="__RefHeading___Toc5259_5292613201"/>Note<text:bookmark-end text:name="__RefHeading___Toc5259_5292613201"/></text:h>
      <text:p text:style-name="P43">Clicking at the Note drop down box reveals a panel with further settings. It's the same content than in the annotations in the View tab.</text:p>
      <text:p text:style-name="P43"/>
      <text:p text:style-name="P43"/>
      <text:p text:style-name="P43"/>
      <text:h text:style-name="Heading_20_5" text:outline-level="5"><text:bookmark-start text:name="__RefHeading___Toc5261_5292613201"/>Annotations list<text:bookmark-end text:name="__RefHeading___Toc5261_5292613201"/></text:h>
      <text:p text:style-name="P43"><draw:frame draw:style-name="fr2"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3">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text:soft-page-break/>Active Layer Index<text:bookmark-end text:name="__RefHeading___Toc3113_3447234814"/></text:h>
      <text:p text:style-name="Text_20_body">The <text:span text:style-name="T27">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141cm" svg:width="5.129cm" svg:height="1.469cm" draw:z-index="104"><draw:image xlink:href="Pictures/100002010000012F000000575AF2C5492E1D9F13.png" xlink:type="simple" xlink:show="embed" xlink:actuate="onLoad" draw:mime-type="image/png"/></draw:frame><text:bookmark-start text:name="__RefHeading___Toc3750_2164469259"/>Opacity<text:bookmark-end text:name="__RefHeading___Toc3750_2164469259"/></text:h>
      <text:p text:style-name="P59">The opacity of the stroke.</text:p>
      <text:h text:style-name="Heading_20_5" text:outline-level="5"><text:bookmark-start text:name="__RefHeading___Toc3119_3447234814"/>Thickness<text:bookmark-end text:name="__RefHeading___Toc3119_3447234814"/></text:h>
      <text:p text:style-name="P45">The thickness of the annotation stroke.</text:p>
      <text:h text:style-name="Heading_20_5" text:outline-level="5"><text:bookmark-start text:name="__RefHeading___Toc5273_5292613201"/>Frame Locked/Unlocked<text:bookmark-end text:name="__RefHeading___Toc5273_5292613201"/></text:h>
      <text:p text:style-name="P4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5">Deletes the active frame from the active grease pencil layer.</text:p>
      <text:p text:style-name="P15"/>
      <text:p text:style-name="P2"/>
      <text:h text:style-name="Heading_20_4" text:outline-level="4"><draw:frame draw:style-name="fr1"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5">Define how annotation strokes are aligned in the 3d space.</text:p>
      <text:p text:style-name="P45"/>
      <text:p text:style-name="P15"/>
      <text:h text:style-name="Heading_20_4" text:outline-level="4"><draw:frame draw:style-name="fr1"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Stabilize Stroke<text:bookmark-end text:name="__RefHeading___Toc3121_3447234814"/></text:h>
      <text:p text:style-name="P46">Helper to draw smooth and clean lines. Pressing shift inverts the effect.<text:span text:style-name="T28"> </text:span></text:p>
      <text:h text:style-name="Heading_20_5" text:outline-level="5"><text:bookmark-start text:name="__RefHeading___Toc3123_3447234814"/>Radius<text:bookmark-end text:name="__RefHeading___Toc3123_3447234814"/></text:h>
      <text:p text:style-name="P47">The radius for the stroke stabilization.</text:p>
      <text:h text:style-name="Heading_20_5" text:outline-level="5"><text:bookmark-start text:name="__RefHeading___Toc3125_3447234814"/>Factor<text:bookmark-end text:name="__RefHeading___Toc3125_3447234814"/></text:h>
      <text:p text:style-name="P47">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4" text:outline-level="3"><draw:frame draw:style-name="fr1"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8">The tool settings for <text:span text:style-name="T29">the </text:span>Annotate<text:span text:style-name="T29"> tool. </text:span></text:p>
      <text:p text:style-name="P48"><text:soft-page-break/></text:p>
      <text:p text:style-name="P48"/>
      <text:h text:style-name="P61" text:outline-level="4"><draw:frame draw:style-name="fr1"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Placement<text:bookmark-end text:name="__RefHeading___Toc5279_52926132011"/></text:h>
      <text:p text:style-name="P48">Define how annotation strokes are aligned in the 3d space.</text:p>
      <text:p text:style-name="P48"/>
      <text:h text:style-name="Heading_20_4" text:outline-level="4"><draw:frame draw:style-name="fr1"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49">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9"><draw:frame draw:style-name="fr1"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8"/>
      <text:p text:style-name="P48"/>
      <text:p text:style-name="P16"/>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30">Polygon.</text:span></text:p>
      <text:p text:style-name="Text_20_body"/>
      <text:h text:style-name="Heading_20_3" text:outline-level="3"><draw:frame draw:style-name="fr1"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5">. </text:span>Define the color for the annotation stroke.</text:p>
      <text:p text:style-name="Text_20_body"/>
      <text:p text:style-name="Text_20_body"/>
      <text:p text:style-name="Text_20_body"/>
      <text:p text:style-name="P17"/>
      <text:h text:style-name="P62" text:outline-level="4"><draw:frame draw:style-name="fr1" draw:name="Bild63" text:anchor-type="paragraph" svg:y="0.115cm" svg:width="5.211cm" svg:height="5.33cm" draw:z-index="110"><draw:image xlink:href="Pictures/10000201000001340000013BBDDF4F1F2BD3D560.png" xlink:type="simple" xlink:show="embed" xlink:actuate="onLoad" draw:mime-type="image/png"/></draw:frame><text:bookmark-start text:name="__RefHeading___Toc5259_52926132011"/>Note<text:bookmark-end text:name="__RefHeading___Toc5259_52926132011"/></text:h>
      <text:p text:style-name="P50">Clicking at the Note drop down box reveals a panel with further settings. It's the same content than in the annotations in the View tab.</text:p>
      <text:p text:style-name="P50"/>
      <text:p text:style-name="P50"/>
      <text:p text:style-name="P50"><text:soft-page-break/></text:p>
      <text:p text:style-name="P50"/>
      <text:p text:style-name="P50"/>
      <text:h text:style-name="P76" text:outline-level="5"><draw:frame draw:style-name="fr1"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Annotations list<text:bookmark-end text:name="__RefHeading___Toc5261_52926132011"/></text:h>
      <text:p text:style-name="P50">Add, remove and rename new annotations.</text:p>
      <text:h text:style-name="P76" text:outline-level="5"><text:bookmark-start text:name="__RefHeading___Toc5263_52926132011"/>Edit Box<text:bookmark-end text:name="__RefHeading___Toc5263_52926132011"/></text:h>
      <text:p text:style-name="P50">The name of the current annotation. You can rename the annotation to your needs here.</text:p>
      <text:h text:style-name="P76" text:outline-level="5"><text:bookmark-start text:name="__RefHeading___Toc5265_52926132011"/>Fake User<text:bookmark-end text:name="__RefHeading___Toc5265_52926132011"/></text:h>
      <text:p text:style-name="P50">Assign a fake user to this annotation. Fake users is an odd concept to keep data in the scene even if it has no user somewhere. The fake user is then a dummy user so that the object is not deleted when saving the scene. </text:p>
      <text:h text:style-name="P76" text:outline-level="5"><text:bookmark-start text:name="__RefHeading___Toc5267_52926132011"/>Add Annotation<text:bookmark-end text:name="__RefHeading___Toc5267_52926132011"/></text:h>
      <text:p text:style-name="P50">Add a new annotation.</text:p>
      <text:h text:style-name="P76" text:outline-level="5"><text:bookmark-start text:name="__RefHeading___Toc5269_52926132011"/>Remove Annotation<text:bookmark-end text:name="__RefHeading___Toc5269_52926132011"/></text:h>
      <text:p text:style-name="P50">Delete the annotation.</text:p>
      <text:h text:style-name="P76" text:outline-level="5"><draw:frame draw:style-name="fr1"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50">The <text:span text:style-name="T27">list of </text:span>annotation layers.</text:p>
      <text:h text:style-name="P76" text:outline-level="5"><text:bookmark-start text:name="__RefHeading___Toc3135_3447234814"/>Add Annotation Layer<text:bookmark-end text:name="__RefHeading___Toc3135_3447234814"/></text:h>
      <text:p text:style-name="P50">Add a new annotation layer.</text:p>
      <text:h text:style-name="P76" text:outline-level="5"><text:bookmark-start text:name="__RefHeading___Toc3137_3447234814"/>Remove Annotation Layer<text:bookmark-end text:name="__RefHeading___Toc3137_3447234814"/></text:h>
      <text:p text:style-name="P50">Remove the selected annotation layer.</text:p>
      <text:h text:style-name="Heading_20_5" text:outline-level="5"><text:bookmark-start text:name="__RefHeading___Toc3752_2164469259"/>Opacity<text:bookmark-end text:name="__RefHeading___Toc3752_2164469259"/></text:h>
      <text:p text:style-name="P59">The opacity of the stroke.</text:p>
      <text:h text:style-name="P76" text:outline-level="5"><draw:frame draw:style-name="fr1" draw:name="Bild123" text:anchor-type="paragraph" svg:y="-0.079cm" svg:width="5.129cm" svg:height="1.469cm" draw:z-index="113"><draw:image xlink:href="Pictures/100002010000012F000000575AF2C5492E1D9F13.png" xlink:type="simple" xlink:show="embed" xlink:actuate="onLoad" draw:mime-type="image/png"/></draw:frame><text:bookmark-start text:name="__RefHeading___Toc3139_3447234814"/>Thickness<text:bookmark-end text:name="__RefHeading___Toc3139_3447234814"/></text:h>
      <text:p text:style-name="P50">The thickness of the annotation stroke.</text:p>
      <text:h text:style-name="P76" text:outline-level="5"><text:bookmark-start text:name="__RefHeading___Toc5273_52926132011"/>Frame Locked/Unlocked<text:bookmark-end text:name="__RefHeading___Toc5273_52926132011"/></text:h>
      <text:p text:style-name="P50">Lock frame displayed by current layer. This toggles whether the active layer is the only one that can be edited.</text:p>
      <text:h text:style-name="P76" text:outline-level="5"><text:bookmark-start text:name="__RefHeading___Toc5275_52926132011"/>Delete Active Frame<text:bookmark-end text:name="__RefHeading___Toc5275_52926132011"/></text:h>
      <text:p text:style-name="P50">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CDBC07E25DB7896B.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Text_20_body"><text:soft-page-break/></text:p>
      <text:p text:style-name="Horizontal_20_Line"/>
      <text:h text:style-name="Heading_20_2" text:outline-level="2"><draw:frame draw:style-name="fr1"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p text:style-name="Text_20_body"/>
      <text:h text:style-name="Heading_20_4" text:outline-level="4"><draw:frame draw:style-name="fr2"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P50"/>
      <table:table table:name="Tabelle7" table:style-name="Tabelle7">
        <table:table-column table:style-name="Tabelle7.A"/>
        <table:table-row table:style-name="TableLine1567058610128">
          <table:table-cell table:style-name="Tabelle7.A1" office:value-type="string">
            <text:h text:style-name="P69" text:outline-level="1"><text:bookmark-start text:name="__RefHeading___Toc3105_3447234814"/>Measure<text:bookmark-end text:name="__RefHeading___Toc3105_3447234814"/></text:h>
          </table:table-cell>
        </table:table-row>
      </table:table>
      <text:h text:style-name="P71" text:outline-level="2"><draw:frame draw:style-name="fr1" draw:name="Bild68" text:anchor-type="paragraph" svg:y="0.318cm" svg:width="4.881cm" svg:height="5.009cm" draw:z-index="65"><draw:image xlink:href="Pictures/10000201000001200000012885AEB13CDCB6459C.png" xlink:type="simple" xlink:show="embed" xlink:actuate="onLoad" draw:mime-type="image/png"/></draw:frame><draw:frame draw:style-name="fr2"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30">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1567058606320">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ext:soft-page-break/>This tools<text:span text:style-name="T33"> appears in object and edit mode with the correct object types. The tools</text:span>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20100000103000000BC342A83CDAE21CF02.png" xlink:type="simple" xlink:show="embed" xlink:actuate="onLoad" draw:mime-type="image/png"/></draw:frame><draw:frame draw:style-name="fr5" draw:name="Bild73" text:anchor-type="paragraph" svg:y="0.3cm" svg:width="4.9cm" svg:height="4.581cm" draw:z-index="70"><draw:image xlink:href="Pictures/10000201000001160000010465825C8C4A7888BE.png" xlink:type="simple" xlink:show="embed" xlink:actuate="onLoad" draw:mime-type="image/png"/></draw:frame><draw:frame draw:style-name="fr4"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By default the ground plane starts to scale from one of the edges. </text:p>
      <text:p text:style-name="Text_20_body">Holding down ALT key while dragging scales from the center<text:span text:style-name="T21">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3" draw:name="Bild83" text:anchor-type="paragraph" svg:y="0.441cm" svg:width="3.371cm" svg:height="6.031cm" draw:z-index="80"><draw:image xlink:href="Pictures/10000201000000C7000001644F82142ACF304DF6.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2">How to position the primitive.</text:p>
      <text:h text:style-name="Heading_20_7" text:outline-level="7"><text:bookmark-start text:name="__RefHeading___Toc4322_1966632384"/>Surface<text:bookmark-end text:name="__RefHeading___Toc4322_1966632384"/></text:h>
      <text:p text:style-name="P22">Start placing on the surface. The 3d cursor acts as a fallback.</text:p>
      <text:h text:style-name="Heading_20_7" text:outline-level="7"><text:bookmark-start text:name="__RefHeading___Toc4324_1966632384"/>3D Cursor Plane<text:bookmark-end text:name="__RefHeading___Toc4324_1966632384"/></text:h>
      <text:p text:style-name="P22">Start placement using a point that is projected at the selected axis at the 3d cursor position</text:p>
      <text:h text:style-name="Heading_20_7" text:outline-level="7"><text:bookmark-start text:name="__RefHeading___Toc4326_1966632384"/><text:soft-page-break/>3D Cursor View<text:bookmark-end text:name="__RefHeading___Toc4326_1966632384"/></text:h>
      <text:p text:style-name="P22">Start placement using the mouse cursor projected onto the view plane.</text:p>
      <text:h text:style-name="P78" text:outline-level="6"><text:bookmark-start text:name="__RefHeading___Toc3315_278071053"/>Orientation<text:bookmark-end text:name="__RefHeading___Toc3315_278071053"/></text:h>
      <text:p text:style-name="P40"><draw:frame draw:style-name="fr1"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40"/>
      <text:p text:style-name="P26"/>
      <text:h text:style-name="Heading_20_6" text:outline-level="6"><draw:frame draw:style-name="fr1"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1">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2">What plane axis to use.</text:p>
      <text:h text:style-name="Heading_20_6" text:outline-level="6"><text:bookmark-start text:name="__RefHeading___Toc3702_646645427"/>Auto Axis<text:bookmark-end text:name="__RefHeading___Toc3702_646645427"/></text:h>
      <text:p text:style-name="P57">Select the closest axis when placing objects. Surface overrides.</text:p>
      <text:h text:style-name="Heading_20_6" text:outline-level="6"><text:bookmark-start text:name="__RefHeading___Toc3498_3243327604"/>Base<text:bookmark-end text:name="__RefHeading___Toc3498_3243327604"/></text:h>
      <text:h text:style-name="Heading_20_7" text:outline-level="7"><draw:frame draw:style-name="fr1"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1"> the primitive. From one of its corners or from the center.</text:span></text:p>
      <text:h text:style-name="Heading_20_7" text:outline-level="7"><text:bookmark-start text:name="__RefHeading___Toc3319_278071053"/>Aspect<text:bookmark-end text:name="__RefHeading___Toc3319_278071053"/></text:h>
      <text:p text:style-name="P51"><text:span text:style-name="T32">Scale uniformly or in drag direction</text:span>.</text:p>
      <text:h text:style-name="P79" text:outline-level="6"><text:bookmark-start text:name="__RefHeading___Toc3500_3243327604"/>Height<text:bookmark-end text:name="__RefHeading___Toc3500_3243327604"/></text:h>
      <text:h text:style-name="P90" text:outline-level="7"><draw:frame draw:style-name="fr1" draw:name="Bild93" text:anchor-type="paragraph" svg:y="0.028cm" svg:width="3.35cm" svg:height="1.229cm" draw:z-index="124"><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55">From where to scale<text:span text:style-name="T21"> the primitive. From one of its corners or from the center.</text:span></text:p>
      <text:h text:style-name="P90" text:outline-level="7"><text:bookmark-start text:name="__RefHeading___Toc3319_2780710531"/>Aspect<text:bookmark-end text:name="__RefHeading___Toc3319_2780710531"/></text:h>
      <text:p text:style-name="P53"><text:span text:style-name="T32">Scale uniformly or in drag direction</text:span>.</text:p>
      <text:h text:style-name="Heading_20_4" text:outline-level="4"><draw:frame draw:style-name="fr1"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1">Size is in real the size of the Cube.<text:span text:style-name="T14"><text:line-break/></text:span><text:span text:style-name="T8">Generate UV's</text:span><text:span text:style-name="T15"> creates UV's for this primitive.<text:line-break/></text:span><text:span text:style-name="T8">Align to view</text:span><text:span text:style-name="T15"> aligns the geometry to the chosen view. World, View or 3D cursor.<text:line-break/></text:span><text:span text:style-name="T8">Location</text:span><text:span text:style-name="T15"> defines the location of the Cube.<text:line-break/></text:span><text:span text:style-name="T8">Rotation</text:span><text:span text:style-name="T15"> defines the rotation of the Cube.</text:span></text:p>
      <text:p text:style-name="P21"/>
      <text:p text:style-name="P12"/>
      <text:h text:style-name="Heading_20_3" text:outline-level="3"><draw:frame draw:style-name="fr1" draw:name="Bild87" text:anchor-type="paragraph" svg:y="0.351cm" svg:width="3.401cm" svg:height="6.74cm" draw:z-index="84"><draw:image xlink:href="Pictures/10000201000000C90000018E0C1874297A122ED7.png" xlink:type="simple" xlink:show="embed" xlink:actuate="onLoad" draw:mime-type="image/png"/></draw:frame><text:bookmark-start text:name="__RefHeading___Toc4298_1966632384"/>Add Cone<text:bookmark-end text:name="__RefHeading___Toc4298_1966632384"/></text:h>
      <text:p text:style-name="P28">Adds a cone primitive.</text:p>
      <text:h text:style-name="P60" text:outline-level="4"><text:bookmark-start text:name="__RefHeading___Toc2292_2586055211"/>Tool Settings<text:bookmark-end text:name="__RefHeading___Toc2292_2586055211"/></text:h>
      <text:p text:style-name="P30"/>
      <text:p text:style-name="P30"><text:soft-page-break/></text:p>
      <text:p text:style-name="P30"/>
      <text:p text:style-name="P30"/>
      <text:h text:style-name="P77" text:outline-level="5"><text:bookmark-start text:name="__RefHeading___Toc4318_19666323841"/>Depth <text:bookmark-end text:name="__RefHeading___Toc4318_19666323841"/></text:h>
      <text:h text:style-name="P81" text:outline-level="6"><draw:frame draw:style-name="fr1"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3">How to position the primitive.</text:p>
      <text:h text:style-name="P91" text:outline-level="7"><text:bookmark-start text:name="__RefHeading___Toc4322_19666323841"/>Surface<text:bookmark-end text:name="__RefHeading___Toc4322_19666323841"/></text:h>
      <text:p text:style-name="P23">Start placing on the surface. The 3d cursor acts as a fallback.</text:p>
      <text:h text:style-name="P91" text:outline-level="7"><text:bookmark-start text:name="__RefHeading___Toc4324_19666323841"/>3D Cursor Plane<text:bookmark-end text:name="__RefHeading___Toc4324_19666323841"/></text:h>
      <text:p text:style-name="P23">Start placement using a point that is projected at the selected axis at the 3d cursor position</text:p>
      <text:h text:style-name="P91" text:outline-level="7"><text:bookmark-start text:name="__RefHeading___Toc4326_19666323841"/>3D Cursor View<text:bookmark-end text:name="__RefHeading___Toc4326_19666323841"/></text:h>
      <text:p text:style-name="P23">Start placement using the mouse cursor projected onto the view plane.</text:p>
      <text:h text:style-name="P82" text:outline-level="6"><text:bookmark-start text:name="__RefHeading___Toc2812_2999943522"/>Orientation<text:bookmark-end text:name="__RefHeading___Toc2812_2999943522"/></text:h>
      <text:p text:style-name="P38"><draw:frame draw:style-name="fr1"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4"/>
      <text:p text:style-name="P23"/>
      <text:h text:style-name="P78" text:outline-level="6"><draw:frame draw:style-name="fr1"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Snap To<text:bookmark-end text:name="__RefHeading___Toc3321_278071053"/></text:h>
      <text:p text:style-name="P51">The target for snapping. Geometry snaps to existing mesh geometry. Default snaps to the ground.</text:p>
      <text:h text:style-name="P78" text:outline-level="6"><draw:frame draw:style-name="fr1"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6">What plane axis to use.</text:p>
      <text:h text:style-name="P83" text:outline-level="6"><text:bookmark-start text:name="__RefHeading___Toc3704_646645427"/>Auto Axis<text:bookmark-end text:name="__RefHeading___Toc3704_646645427"/></text:h>
      <text:p text:style-name="P57">Select the closest axis when placing objects. Surface overrides.</text:p>
      <text:h text:style-name="P84" text:outline-level="6"><text:bookmark-start text:name="__RefHeading___Toc3502_3243327604"/>Base<text:bookmark-end text:name="__RefHeading___Toc3502_3243327604"/></text:h>
      <text:h text:style-name="P90" text:outline-level="7"><draw:frame draw:style-name="fr1" draw:name="Bild97" text:anchor-type="paragraph" svg:y="0.028cm" svg:width="3.33cm" svg:height="1.109cm" draw:z-index="125"><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55">From where to scale<text:span text:style-name="T21"> the primitive. From one of its corners or from the center.</text:span></text:p>
      <text:h text:style-name="P90" text:outline-level="7"><text:bookmark-start text:name="__RefHeading___Toc3319_2780710532"/>Aspect<text:bookmark-end text:name="__RefHeading___Toc3319_2780710532"/></text:h>
      <text:p text:style-name="P53"><text:span text:style-name="T32">Scale uniformly or in drag direction</text:span>.</text:p>
      <text:h text:style-name="P79" text:outline-level="6"><text:bookmark-start text:name="__RefHeading___Toc3504_3243327604"/>Height<text:bookmark-end text:name="__RefHeading___Toc3504_3243327604"/></text:h>
      <text:h text:style-name="P90" text:outline-level="7"><draw:frame draw:style-name="fr1" draw:name="Bild101" text:anchor-type="paragraph" svg:y="0.028cm" svg:width="3.35cm" svg:height="1.229cm" draw:z-index="126"><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55">From where to scale<text:span text:style-name="T21"> the primitive. From one of its corners or from the center.</text:span></text:p>
      <text:h text:style-name="P90" text:outline-level="7"><text:bookmark-start text:name="__RefHeading___Toc3319_27807105311"/>Aspect<text:bookmark-end text:name="__RefHeading___Toc3319_27807105311"/></text:h>
      <text:p text:style-name="P53"><text:span text:style-name="T32">Scale uniformly or in drag direction</text:span><text:span text:style-name="T31">.</text:span></text:p>
      <text:h text:style-name="Heading_20_6" text:outline-level="6"><text:bookmark-start text:name="__RefHeading___Toc2294_2586055211"/>Vertices<text:bookmark-end text:name="__RefHeading___Toc2294_2586055211"/></text:h>
      <text:p text:style-name="P31">The number of vertices for the cone ground plane.</text:p>
      <text:h text:style-name="Heading_20_6" text:outline-level="6"><draw:frame draw:style-name="fr1"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oft-page-break/><text:span text:style-name="T10">Base</text:span><text:span text:style-name="T11"> </text:span><text:span text:style-name="T9">Fill Type</text:span><text:span text:style-name="T16"> </text:span><text:bookmark-end text:name="__RefHeading___Toc3325_278071053"/></text:h>
      <text:p text:style-name="P64"><text:span text:style-name="T31">D</text:span><text:span text:style-name="T16">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20">Cone</text:span> Panel<text:bookmark-end text:name="__RefHeading___Toc869_1408617481121"/></text:h>
      <text:p text:style-name="P29"><text:span text:style-name="T9">Vertices</text:span> <text:span text:style-name="T16">defines of how much vertices the circle is made.</text:span><text:line-break/><text:span text:style-name="T9">Radius</text:span><text:span text:style-name="T10"> 1</text:span> <text:span text:style-name="T16">defines the base radius of the Cone.<text:line-break/></text:span><text:span text:style-name="T9">Radius</text:span><text:span text:style-name="T10"> 2</text:span> <text:span text:style-name="T16">defines the top radius of the Cone.</text:span><text:line-break/><text:span text:style-name="T11">Depth</text:span><text:span text:style-name="T17"> defines the length of the Cone.</text:span></text:p>
      <text:p text:style-name="P29"/>
      <text:p text:style-name="P29"/>
      <text:p text:style-name="P29"/>
      <text:p text:style-name="P29"/>
      <text:p text:style-name="P29"><draw:frame draw:style-name="fr1" draw:name="Bild77" text:anchor-type="paragraph" svg:y="1.175cm" svg:width="2.57cm" svg:height="2.17cm" draw:z-index="74"><draw:image xlink:href="Pictures/10000201000000920000007BDEA4B0FF2A5D2CB9.png" xlink:type="simple" xlink:show="embed" xlink:actuate="onLoad" draw:mime-type="image/png"/></draw:frame><text:line-break/><text:span text:style-name="T10">Base</text:span><text:span text:style-name="T11"> </text:span><text:span text:style-name="T9">Fill Type</text:span><text:span text:style-name="T16"> defines how the Base face is filled.<text:line-break/><text:tab/>- Nothing means you have no base face.<text:line-break/><text:tab/>- N-Gon means that the base face is an N-Gon face.<text:line-break/><text:tab/>- Triangle Fan means that the base face is triangulated.</text:span><text:line-break/><text:span text:style-name="T7">Generate UV's</text:span> creates UV's for this primitive<text:span text:style-name="T6">.</text:span><text:line-break/><text:span text:style-name="T7">Align to view </text:span><text:span text:style-name="T18">aligns the geometry to the chosen view. World, View or 3D cursor.</text:span><text:line-break/><text:span text:style-name="T7">Location</text:span> defines the location of the <text:span text:style-name="T19">Cone.</text:span><text:line-break/><text:span text:style-name="T7">Rotation</text:span> defines the rotation of the <text:span text:style-name="T19">Cone.</text:span></text:p>
      <text:p text:style-name="Horizontal_20_Line"/>
      <text:h text:style-name="Heading_20_3" text:outline-level="3"><draw:frame draw:style-name="fr1" draw:name="Bild91" text:anchor-type="paragraph" svg:y="0.4cm" svg:width="3.33cm" svg:height="6.74cm" draw:z-index="86"><draw:image xlink:href="Pictures/10000201000000C50000018E0018B3EA2D70EBF9.png" xlink:type="simple" xlink:show="embed" xlink:actuate="onLoad" draw:mime-type="image/png"/></draw:frame><text:bookmark-start text:name="__RefHeading___Toc4300_1966632384"/>Add Cylinder<text:bookmark-end text:name="__RefHeading___Toc4300_1966632384"/></text:h>
      <text:p text:style-name="P28">Adds a cylinder primitive.</text:p>
      <text:h text:style-name="P60" text:outline-level="4"><text:bookmark-start text:name="__RefHeading___Toc2296_2586055211"/>Tool Settings<text:bookmark-end text:name="__RefHeading___Toc2296_2586055211"/></text:h>
      <text:p text:style-name="P30"/>
      <text:p text:style-name="P30"/>
      <text:p text:style-name="P30"/>
      <text:p text:style-name="P30"/>
      <text:p text:style-name="P30"/>
      <text:h text:style-name="P77" text:outline-level="5"><text:bookmark-start text:name="__RefHeading___Toc4318_19666323842"/>Depth <text:bookmark-end text:name="__RefHeading___Toc4318_19666323842"/></text:h>
      <text:h text:style-name="P81" text:outline-level="6"><draw:frame draw:style-name="fr2"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3">How to position the primitive.</text:p>
      <text:h text:style-name="P91" text:outline-level="7"><text:bookmark-start text:name="__RefHeading___Toc4322_19666323842"/><text:soft-page-break/>Surface<text:bookmark-end text:name="__RefHeading___Toc4322_19666323842"/></text:h>
      <text:p text:style-name="P23">Start placing on the surface. The 3d cursor acts as a fallback.</text:p>
      <text:h text:style-name="P91" text:outline-level="7"><text:bookmark-start text:name="__RefHeading___Toc4324_19666323842"/>3D Cursor Plane<text:bookmark-end text:name="__RefHeading___Toc4324_19666323842"/></text:h>
      <text:p text:style-name="P23">Start placement using a point that is projected at the selected axis at the 3d cursor position</text:p>
      <text:h text:style-name="P91" text:outline-level="7"><text:bookmark-start text:name="__RefHeading___Toc4326_19666323842"/>3D Cursor View<text:bookmark-end text:name="__RefHeading___Toc4326_19666323842"/></text:h>
      <text:p text:style-name="P23">Start placement using the mouse cursor projected onto the view plane.</text:p>
      <text:h text:style-name="P82" text:outline-level="6"><text:bookmark-start text:name="__RefHeading___Toc2814_2999943522"/>Orientation<text:bookmark-end text:name="__RefHeading___Toc2814_2999943522"/></text:h>
      <text:p text:style-name="P38"><draw:frame draw:style-name="fr1"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4"/>
      <text:p text:style-name="P24"/>
      <text:h text:style-name="P85" text:outline-level="6"><draw:frame draw:style-name="fr1"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2">The target for snapping. Geometry snaps to existing mesh geometry. Default snaps to the ground.</text:p>
      <text:h text:style-name="P85" text:outline-level="6"><draw:frame draw:style-name="fr1"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Plane Axis<text:bookmark-end text:name="__RefHeading___Toc4328_196663238451"/></text:h>
      <text:p text:style-name="P27">What plane axis to use.</text:p>
      <text:h text:style-name="P83" text:outline-level="6"><text:bookmark-start text:name="__RefHeading___Toc3706_646645427"/>Auto Axis<text:bookmark-end text:name="__RefHeading___Toc3706_646645427"/></text:h>
      <text:p text:style-name="P57">Select the closest axis when placing objects. Surface overrides.</text:p>
      <text:h text:style-name="P84" text:outline-level="6"><text:bookmark-start text:name="__RefHeading___Toc3506_3243327604"/>Base<text:bookmark-end text:name="__RefHeading___Toc3506_3243327604"/></text:h>
      <text:h text:style-name="P90" text:outline-level="7"><draw:frame draw:style-name="fr1" draw:name="Bild94" text:anchor-type="paragraph" svg:y="0.028cm" svg:width="3.33cm" svg:height="1.109cm" draw:z-index="127"><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55">From where to scale<text:span text:style-name="T21"> the primitive. From one of its corners or from the center.</text:span></text:p>
      <text:h text:style-name="P90" text:outline-level="7"><text:bookmark-start text:name="__RefHeading___Toc3319_27807105321"/>Aspect<text:bookmark-end text:name="__RefHeading___Toc3319_27807105321"/></text:h>
      <text:p text:style-name="P53"><text:span text:style-name="T32">Scale uniformly or in drag direction</text:span>.</text:p>
      <text:h text:style-name="P79" text:outline-level="6"><text:bookmark-start text:name="__RefHeading___Toc3508_3243327604"/>Height<text:bookmark-end text:name="__RefHeading___Toc3508_3243327604"/></text:h>
      <text:h text:style-name="P90" text:outline-level="7"><draw:frame draw:style-name="fr1" draw:name="Bild126" text:anchor-type="paragraph" svg:y="0.028cm" svg:width="3.35cm" svg:height="1.229cm" draw:z-index="128"><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55">From where to scale<text:span text:style-name="T21"> the primitive. From one of its corners or from the center.</text:span></text:p>
      <text:h text:style-name="P90" text:outline-level="7"><text:bookmark-start text:name="__RefHeading___Toc3319_278071053111"/>Aspect<text:bookmark-end text:name="__RefHeading___Toc3319_278071053111"/></text:h>
      <text:p text:style-name="P53"><text:span text:style-name="T32">Scale uniformly or in drag direction</text:span><text:span text:style-name="T31">.</text:span></text:p>
      <text:h text:style-name="P86" text:outline-level="6"><text:bookmark-start text:name="__RefHeading___Toc2298_2586055211"/>Vertices<text:bookmark-end text:name="__RefHeading___Toc2298_2586055211"/></text:h>
      <text:p text:style-name="P32">The number of vertices.</text:p>
      <text:p text:style-name="P20"><draw:frame draw:style-name="fr1" draw:name="Bild104" text:anchor-type="paragraph" svg:y="0.467cm" svg:width="2.57cm" svg:height="2.17cm" draw:z-index="93"><draw:image xlink:href="Pictures/10000201000000920000007BDEA4B0FF2A5D2CB9.png" xlink:type="simple" xlink:show="embed" xlink:actuate="onLoad" draw:mime-type="image/png"/></draw:frame><text:span text:style-name="T11">Cap </text:span><text:span text:style-name="T9">Fill Type</text:span><text:span text:style-name="T16">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p text:style-name="P20"/>
      <text:h text:style-name="Heading_20_4" text:outline-level="4"><draw:frame draw:style-name="fr2"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text:soft-page-break/>Last Operator Add <text:span text:style-name="T16">Circle</text:span> Panel<text:bookmark-end text:name="__RefHeading___Toc869_140861748112"/></text:h>
      <text:p text:style-name="P19"><text:span text:style-name="T9">Vertices</text:span> <text:span text:style-name="T16">defines of how much vertices the circle is made.</text:span><text:line-break/><text:span text:style-name="T9">Radius</text:span> <text:span text:style-name="T16">defines the radius of the Cylinder.</text:span><text:line-break/><text:span text:style-name="T11">Depth</text:span><text:span text:style-name="T17"> defines the length of the Cylinder.</text:span></text:p>
      <text:p text:style-name="P19"/>
      <text:p text:style-name="P19"/>
      <text:p text:style-name="P19"/>
      <text:p text:style-name="P19"><draw:frame draw:style-name="fr1" draw:name="Bild79" text:anchor-type="paragraph" svg:y="0.914cm" svg:width="2.57cm" svg:height="2.17cm" draw:z-index="76"><draw:image xlink:href="Pictures/10000201000000920000007BDEA4B0FF2A5D2CB9.png" xlink:type="simple" xlink:show="embed" xlink:actuate="onLoad" draw:mime-type="image/png"/></draw:frame><text:line-break/><text:span text:style-name="T11">Cap </text:span><text:span text:style-name="T9">Fill Type</text:span><text:span text:style-name="T16">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7">Generate UV's</text:span> creates UV's for this primitive<text:span text:style-name="T6">.</text:span><text:line-break/><text:span text:style-name="T7">Align to view</text:span> aligns the geometry to the chosen view. World, View or 3D cursor.<text:line-break/><text:span text:style-name="T7">Location</text:span> defines the location of the <text:span text:style-name="T17">Cylinder.</text:span><text:line-break/><text:span text:style-name="T7">Rotation</text:span> defines the rotation of the <text:span text:style-name="T17">Cylinder.</text:span></text:p>
      <text:p text:style-name="Horizontal_20_Line"/>
      <text:h text:style-name="Heading_20_3" text:outline-level="3"><text:bookmark-start text:name="__RefHeading___Toc4302_1966632384"/>Add UV S<text:span text:style-name="T21">p</text:span>here<text:bookmark-end text:name="__RefHeading___Toc4302_1966632384"/></text:h>
      <text:p text:style-name="P28">Adds a UV sphere primitive.</text:p>
      <text:h text:style-name="P60" text:outline-level="4"><draw:frame draw:style-name="fr1" draw:name="Bild95" text:anchor-type="paragraph" svg:y="0.737cm" svg:width="3.401cm" svg:height="6.759cm" draw:z-index="88"><draw:image xlink:href="Pictures/10000201000000C90000018F589FC5522FC2F819.png" xlink:type="simple" xlink:show="embed" xlink:actuate="onLoad" draw:mime-type="image/png"/></draw:frame><text:bookmark-start text:name="__RefHeading___Toc2300_2586055211"/>Tool Settings<text:bookmark-end text:name="__RefHeading___Toc2300_2586055211"/></text:h>
      <text:p text:style-name="P30"/>
      <text:p text:style-name="P30"/>
      <text:p text:style-name="P30"/>
      <text:p text:style-name="P30"/>
      <text:p text:style-name="P30"/>
      <text:p text:style-name="P30"/>
      <text:p text:style-name="P30"/>
      <text:p text:style-name="P30"/>
      <text:h text:style-name="P77" text:outline-level="5"><text:bookmark-start text:name="__RefHeading___Toc4318_19666323843"/>Depth <text:bookmark-end text:name="__RefHeading___Toc4318_19666323843"/></text:h>
      <text:h text:style-name="P81" text:outline-level="6"><draw:frame draw:style-name="fr2"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3">How to position the primitive.</text:p>
      <text:h text:style-name="P91" text:outline-level="7"><text:bookmark-start text:name="__RefHeading___Toc4322_19666323843"/>Surface<text:bookmark-end text:name="__RefHeading___Toc4322_19666323843"/></text:h>
      <text:p text:style-name="P23">Start placing on the surface. The 3d cursor acts as a fallback.</text:p>
      <text:h text:style-name="P91" text:outline-level="7"><text:bookmark-start text:name="__RefHeading___Toc4324_19666323843"/><text:soft-page-break/>3D Cursor Plane<text:bookmark-end text:name="__RefHeading___Toc4324_19666323843"/></text:h>
      <text:p text:style-name="P23">Start placement using a point that is projected at the selected axis at the 3d cursor position</text:p>
      <text:h text:style-name="P91" text:outline-level="7"><text:bookmark-start text:name="__RefHeading___Toc4326_19666323843"/>3D Cursor View<text:bookmark-end text:name="__RefHeading___Toc4326_19666323843"/></text:h>
      <text:p text:style-name="P23">Start placement using the mouse cursor projected onto the view plane.</text:p>
      <text:h text:style-name="P82" text:outline-level="6"><text:bookmark-start text:name="__RefHeading___Toc2816_2999943522"/>Orientation<text:bookmark-end text:name="__RefHeading___Toc2816_2999943522"/></text:h>
      <text:p text:style-name="P38"><draw:frame draw:style-name="fr1"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4"/>
      <text:p text:style-name="P41"/>
      <text:h text:style-name="P85" text:outline-level="6"><draw:frame draw:style-name="fr1"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2">The target for snapping. Geometry snaps to existing mesh geometry. Default snaps to the ground.</text:p>
      <text:h text:style-name="P85" text:outline-level="6"><draw:frame draw:style-name="fr1"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27">What plane axis to use.</text:p>
      <text:h text:style-name="P83" text:outline-level="6"><text:bookmark-start text:name="__RefHeading___Toc3708_646645427"/>Auto Axis<text:bookmark-end text:name="__RefHeading___Toc3708_646645427"/></text:h>
      <text:p text:style-name="P57">Select the closest axis when placing objects. Surface overrides.</text:p>
      <text:h text:style-name="P87" text:outline-level="6"><text:bookmark-start text:name="__RefHeading___Toc3510_3243327604"/>Base<text:bookmark-end text:name="__RefHeading___Toc3510_3243327604"/></text:h>
      <text:h text:style-name="P92" text:outline-level="7"><draw:frame draw:style-name="fr1" draw:name="Bild129" text:anchor-type="paragraph" svg:y="0.028cm" svg:width="3.33cm" svg:height="1.109cm" draw:z-index="129"><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56">From where to scale<text:span text:style-name="T21"> the primitive. From one of its corners or from the center.</text:span></text:p>
      <text:h text:style-name="P92" text:outline-level="7"><text:bookmark-start text:name="__RefHeading___Toc3319_278071053211"/>Aspect<text:bookmark-end text:name="__RefHeading___Toc3319_278071053211"/></text:h>
      <text:p text:style-name="P54"><text:span text:style-name="T32">Scale uniformly or in drag direction</text:span>.</text:p>
      <text:h text:style-name="P80" text:outline-level="6"><text:bookmark-start text:name="__RefHeading___Toc3512_3243327604"/>Height<text:bookmark-end text:name="__RefHeading___Toc3512_3243327604"/></text:h>
      <text:h text:style-name="P92" text:outline-level="7"><draw:frame draw:style-name="fr1" draw:name="Bild133" text:anchor-type="paragraph" svg:y="0.028cm" svg:width="3.35cm" svg:height="1.229cm" draw:z-index="130"><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56">From where to scale<text:span text:style-name="T21"> the primitive. From one of its corners or from the center.</text:span></text:p>
      <text:h text:style-name="P92" text:outline-level="7"><text:bookmark-start text:name="__RefHeading___Toc3319_2780710531111"/>Aspect<text:bookmark-end text:name="__RefHeading___Toc3319_2780710531111"/></text:h>
      <text:p text:style-name="P54"><text:span text:style-name="T32">Scale uniformly or in drag direction</text:span><text:span text:style-name="T31">.</text:span></text:p>
      <text:h text:style-name="Heading_20_6" text:outline-level="6"><text:bookmark-start text:name="__RefHeading___Toc2302_2586055211"/>Segments<text:bookmark-end text:name="__RefHeading___Toc2302_2586055211"/></text:h>
      <text:p text:style-name="P33">Defines of how much segments the sphere has vertically.</text:p>
      <text:h text:style-name="Heading_20_6" text:outline-level="6"><text:bookmark-start text:name="__RefHeading___Toc2304_2586055211"/>Rings<text:bookmark-end text:name="__RefHeading___Toc2304_2586055211"/></text:h>
      <text:p text:style-name="P33">D<text:span text:style-name="T15">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2">UV Sphere</text:span> Panel<text:bookmark-end text:name="__RefHeading___Toc869_140861748111"/></text:h>
      <text:p text:style-name="P21"><text:span text:style-name="T12">Segments</text:span><text:span text:style-name="T15"> defines of how much segments the sphere has vertically.<text:line-break/></text:span><text:span text:style-name="T12">Rings</text:span><text:span text:style-name="T15"> defines how much rings the sphere has horizontally.<text:line-break/></text:span><text:span text:style-name="T12">Size</text:span><text:span text:style-name="T15"> defines the radius of the UV Sphere.<text:line-break/></text:span><text:span text:style-name="T8">Generate UV's</text:span><text:span text:style-name="T15"> creates UV's for this primitive.<text:line-break/></text:span><text:span text:style-name="T8">Align to view</text:span><text:span text:style-name="T15"> aligns the geometry to the chosen view. World, View or 3D cursor.<text:line-break/></text:span><text:soft-page-break/><text:span text:style-name="T8">Location</text:span><text:span text:style-name="T15"> defines the location of the Sphere.<text:line-break/></text:span><text:span text:style-name="T8">Rotation</text:span><text:span text:style-name="T15"> defines the rotation of the Sphere.</text:span></text:p>
      <text:p text:style-name="P21"/>
      <text:p text:style-name="P13"/>
      <text:h text:style-name="Heading_20_3" text:outline-level="3"><text:bookmark-start text:name="__RefHeading___Toc4304_1966632384"/>Add Icosphere<text:bookmark-end text:name="__RefHeading___Toc4304_1966632384"/></text:h>
      <text:p text:style-name="P28"><draw:frame draw:style-name="fr1" draw:name="Bild99" text:anchor-type="paragraph" svg:y="0.434cm" svg:width="3.371cm" svg:height="6.399cm" draw:z-index="90"><draw:image xlink:href="Pictures/10000201000000C70000017A2C3E6F568513DAB5.png" xlink:type="simple" xlink:show="embed" xlink:actuate="onLoad" draw:mime-type="image/png"/></draw:frame>Adds an icosphere primitive.</text:p>
      <text:h text:style-name="P60" text:outline-level="4"><text:bookmark-start text:name="__RefHeading___Toc2306_2586055211"/>Tool Settings<text:bookmark-end text:name="__RefHeading___Toc2306_2586055211"/></text:h>
      <text:p text:style-name="P30"/>
      <text:p text:style-name="P30"/>
      <text:p text:style-name="P30"/>
      <text:p text:style-name="P30"/>
      <text:p text:style-name="P30"/>
      <text:p text:style-name="P30"/>
      <text:h text:style-name="P77" text:outline-level="5"><text:bookmark-start text:name="__RefHeading___Toc4318_19666323844"/>Depth <text:bookmark-end text:name="__RefHeading___Toc4318_19666323844"/></text:h>
      <text:h text:style-name="P81" text:outline-level="6"><draw:frame draw:style-name="fr2"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3">How to position the primitive.</text:p>
      <text:h text:style-name="P91" text:outline-level="7"><text:bookmark-start text:name="__RefHeading___Toc4322_19666323844"/>Surface<text:bookmark-end text:name="__RefHeading___Toc4322_19666323844"/></text:h>
      <text:p text:style-name="P23">Start placing on the surface. The 3d cursor acts as a fallback.</text:p>
      <text:h text:style-name="P91" text:outline-level="7"><text:bookmark-start text:name="__RefHeading___Toc4324_19666323844"/>3D Cursor Plane<text:bookmark-end text:name="__RefHeading___Toc4324_19666323844"/></text:h>
      <text:p text:style-name="P23">Start placement using a point that is projected at the selected axis at the 3d cursor position</text:p>
      <text:h text:style-name="P91" text:outline-level="7"><text:bookmark-start text:name="__RefHeading___Toc4326_19666323844"/>3D Cursor View<text:bookmark-end text:name="__RefHeading___Toc4326_19666323844"/></text:h>
      <text:p text:style-name="P23">Start placement using the mouse cursor projected onto the view plane.</text:p>
      <text:h text:style-name="P88" text:outline-level="6"><text:bookmark-start text:name="__RefHeading___Toc2818_2999943522"/>Orientation<text:bookmark-end text:name="__RefHeading___Toc2818_2999943522"/></text:h>
      <text:p text:style-name="P39"><draw:frame draw:style-name="fr1"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5"/>
      <text:p text:style-name="P42"/>
      <text:h text:style-name="P85" text:outline-level="6"><draw:frame draw:style-name="fr1"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2">The target for snapping. Geometry snaps to existing mesh geometry. Default snaps to the ground.</text:p>
      <text:h text:style-name="P85" text:outline-level="6"><draw:frame draw:style-name="fr1"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27">What plane axis to use.</text:p>
      <text:h text:style-name="P89" text:outline-level="6"><text:bookmark-start text:name="__RefHeading___Toc3710_646645427"/>Auto Axis<text:bookmark-end text:name="__RefHeading___Toc3710_646645427"/></text:h>
      <text:p text:style-name="P58">Select the closest axis when placing objects. Surface overrides.</text:p>
      <text:h text:style-name="P87" text:outline-level="6"><text:bookmark-start text:name="__RefHeading___Toc3514_3243327604"/><text:soft-page-break/>Base<text:bookmark-end text:name="__RefHeading___Toc3514_3243327604"/></text:h>
      <text:h text:style-name="P92" text:outline-level="7"><draw:frame draw:style-name="fr1" draw:name="Bild131" text:anchor-type="paragraph" svg:y="0.028cm" svg:width="3.33cm" svg:height="1.109cm" draw:z-index="131"><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56">From where to scale<text:span text:style-name="T21"> the primitive. From one of its corners or from the center.</text:span></text:p>
      <text:h text:style-name="P92" text:outline-level="7"><text:bookmark-start text:name="__RefHeading___Toc3319_278071053212"/>Aspect<text:bookmark-end text:name="__RefHeading___Toc3319_278071053212"/></text:h>
      <text:p text:style-name="P54"><text:span text:style-name="T32">Scale uniformly or in drag direction</text:span>.</text:p>
      <text:h text:style-name="P80" text:outline-level="6"><text:bookmark-start text:name="__RefHeading___Toc3516_3243327604"/>Height<text:bookmark-end text:name="__RefHeading___Toc3516_3243327604"/></text:h>
      <text:h text:style-name="P92" text:outline-level="7"><draw:frame draw:style-name="fr1" draw:name="Bild134" text:anchor-type="paragraph" svg:y="0.028cm" svg:width="3.35cm" svg:height="1.229cm" draw:z-index="132"><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56">From where to scale<text:span text:style-name="T21"> the primitive. From one of its corners or from the center.</text:span></text:p>
      <text:h text:style-name="P92" text:outline-level="7"><text:bookmark-start text:name="__RefHeading___Toc3319_2780710531112"/>Aspect<text:bookmark-end text:name="__RefHeading___Toc3319_2780710531112"/></text:h>
      <text:p text:style-name="P54"><text:span text:style-name="T32">Scale uniformly or in drag direction</text:span><text:span text:style-name="T31">.</text:span></text:p>
      <text:h text:style-name="Heading_20_6" text:outline-level="6"><text:bookmark-start text:name="__RefHeading___Toc2308_2586055211"/>Subdivisions<text:bookmark-end text:name="__RefHeading___Toc2308_2586055211"/></text:h>
      <text:p text:style-name="P33"><draw:frame draw:style-name="fr1" draw:name="Bild82" text:anchor-type="paragraph" svg:y="0.457cm" svg:width="4.77cm" svg:height="4.941cm" draw:z-index="79"><draw:image xlink:href="Pictures/100002010000011A000001246B45D92E23E201D8.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3">Ico Sphere</text:span> Panel<text:bookmark-end text:name="__RefHeading___Toc869_1408617481111"/></text:h>
      <text:p text:style-name="P18"><text:span text:style-name="T13">Subdivisions</text:span> defines <text:span text:style-name="T23">the subdivision level of the Ico Sphere.</text:span><text:line-break/><text:span text:style-name="T12">Size</text:span> defines the radius of the <text:span text:style-name="T23">Ico Sphere.</text:span><text:line-break/><text:span text:style-name="T7">Generate UV's</text:span> creates UV's for this primitive<text:span text:style-name="T6">.</text:span><text:line-break/><text:span text:style-name="T7">Align to view</text:span> aligns the geometry to the chosen view. World, View or 3D cursor.<text:line-break/><text:span text:style-name="T7">Location</text:span> defines the location of the Sphere<text:span text:style-name="T6">.</text:span><text:line-break/><text:span text:style-name="T7">Rotation</text:span> defines the rotation of the Sphere<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style style:name="MT4" style:family="text">
      <style:text-properties fo:font-size="10pt" officeooo:rsid="02cd814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text:span><text:span text:style-name="MT4">port</text:span><text:span text:style-name="MT1"> - Tool Shelf</text:span><text:span text:style-name="MT3"> - Object Mode</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40M21S</meta:editing-duration>
    <meta:editing-cycles>630</meta:editing-cycles>
    <meta:generator>LibreOffice/7.0.4.2$Windows_X86_64 LibreOffice_project/dcf040e67528d9187c66b2379df5ea4407429775</meta:generator>
    <dc:date>2021-05-03T08:15:53.446000000</dc:date>
    <meta:document-statistic meta:table-count="9" meta:image-count="134" meta:object-count="0" meta:page-count="32" meta:paragraph-count="761" meta:word-count="5416" meta:character-count="30715" meta:non-whitespace-character-count="26028"/>
    <meta:template xlink:type="simple" xlink:actuate="onRequest" xlink:title="standard1cm" xlink:href="../../../AppData/Roaming/LibreOffice/4/user/template/standard1cm.ott" meta:date="2016-03-29T10:15:31.334000000"/>
  </office:meta>
</office:document-meta>
</file>